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2.7063in" svg:y="0.9587in">
            <draw:object draw:notify-on-update-of-ranges="Sheet1.B6:Sheet1.B11 Sheet1.A1:Sheet1.A1 Sheet1.C6:Sheet1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2">
          <table:table-cell table:style-name="ce1"/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2.6528in" svg:y="1.7543in">
            <draw:object draw:notify-on-update-of-ranges="Sheet2.B1:Sheet2.B6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row table:style-name="ro1">
          <table:table-cell table:style-name="ce2" office:value-type="float" office:value="35" calcext:value-type="float">
            <text:p>35</text:p>
          </table:table-cell>
          <table:table-cell table:formula="of:=COM.MICROSOFT.NORM.DIST([.A1];65;10;0)" office:value-type="float" office:value="0.000443184841193801" calcext:value-type="float">
            <text:p>0.000443184841193801</text:p>
          </table:table-cell>
        </table:table-row>
        <table:table-row table:style-name="ro1">
          <table:table-cell table:formula="of:=[.A1]+1" office:value-type="float" office:value="36" calcext:value-type="float">
            <text:p>36</text:p>
          </table:table-cell>
          <table:table-cell table:formula="of:=COM.MICROSOFT.NORM.DIST([.A2];65;10;0)" office:value-type="float" office:value="0.000595253241977585" calcext:value-type="float">
            <text:p>0.000595253241977585</text:p>
          </table:table-cell>
        </table:table-row>
        <table:table-row table:style-name="ro1">
          <table:table-cell table:formula="of:=[.A2]+1" office:value-type="float" office:value="37" calcext:value-type="float">
            <text:p>37</text:p>
          </table:table-cell>
          <table:table-cell table:formula="of:=COM.MICROSOFT.NORM.DIST([.A3];65;10;0)" office:value-type="float" office:value="0.000791545158297997" calcext:value-type="float">
            <text:p>0.000791545158297997</text:p>
          </table:table-cell>
        </table:table-row>
        <table:table-row table:style-name="ro1">
          <table:table-cell table:formula="of:=[.A3]+1" office:value-type="float" office:value="38" calcext:value-type="float">
            <text:p>38</text:p>
          </table:table-cell>
          <table:table-cell table:formula="of:=COM.MICROSOFT.NORM.DIST([.A4];65;10;0)" office:value-type="float" office:value="0.00104209348144226" calcext:value-type="float">
            <text:p>0.00104209348144226</text:p>
          </table:table-cell>
        </table:table-row>
        <table:table-row table:style-name="ro1">
          <table:table-cell table:formula="of:=[.A4]+1" office:value-type="float" office:value="39" calcext:value-type="float">
            <text:p>39</text:p>
          </table:table-cell>
          <table:table-cell table:formula="of:=COM.MICROSOFT.NORM.DIST([.A5];65;10;0)" office:value-type="float" office:value="0.00135829692336856" calcext:value-type="float">
            <text:p>0.00135829692336856</text:p>
          </table:table-cell>
        </table:table-row>
        <table:table-row table:style-name="ro1">
          <table:table-cell table:formula="of:=[.A5]+1" office:value-type="float" office:value="40" calcext:value-type="float">
            <text:p>40</text:p>
          </table:table-cell>
          <table:table-cell table:formula="of:=COM.MICROSOFT.NORM.DIST([.A6];65;10;0)" office:value-type="float" office:value="0.00175283004935685" calcext:value-type="float">
            <text:p>0.00175283004935685</text:p>
          </table:table-cell>
        </table:table-row>
        <table:table-row table:style-name="ro1">
          <table:table-cell table:formula="of:=[.A6]+1" office:value-type="float" office:value="41" calcext:value-type="float">
            <text:p>41</text:p>
          </table:table-cell>
          <table:table-cell table:formula="of:=COM.MICROSOFT.NORM.DIST([.A7];65;10;0)" office:value-type="float" office:value="0.00223945302948429" calcext:value-type="float">
            <text:p>0.00223945302948429</text:p>
          </table:table-cell>
        </table:table-row>
        <table:table-row table:style-name="ro1">
          <table:table-cell table:formula="of:=[.A7]+1" office:value-type="float" office:value="42" calcext:value-type="float">
            <text:p>42</text:p>
          </table:table-cell>
          <table:table-cell table:formula="of:=COM.MICROSOFT.NORM.DIST([.A8];65;10;0)" office:value-type="float" office:value="0.00283270377416012" calcext:value-type="float">
            <text:p>0.00283270377416012</text:p>
          </table:table-cell>
        </table:table-row>
        <table:table-row table:style-name="ro1">
          <table:table-cell table:formula="of:=[.A8]+1" office:value-type="float" office:value="43" calcext:value-type="float">
            <text:p>43</text:p>
          </table:table-cell>
          <table:table-cell table:formula="of:=COM.MICROSOFT.NORM.DIST([.A9];65;10;0)" office:value-type="float" office:value="0.00354745928462314" calcext:value-type="float">
            <text:p>0.00354745928462314</text:p>
          </table:table-cell>
        </table:table-row>
        <table:table-row table:style-name="ro1">
          <table:table-cell table:formula="of:=[.A9]+1" office:value-type="float" office:value="44" calcext:value-type="float">
            <text:p>44</text:p>
          </table:table-cell>
          <table:table-cell table:formula="of:=COM.MICROSOFT.NORM.DIST([.A10];65;10;0)" office:value-type="float" office:value="0.00439835959804272" calcext:value-type="float">
            <text:p>0.00439835959804272</text:p>
          </table:table-cell>
        </table:table-row>
        <table:table-row table:style-name="ro1">
          <table:table-cell table:formula="of:=[.A10]+1" office:value-type="float" office:value="45" calcext:value-type="float">
            <text:p>45</text:p>
          </table:table-cell>
          <table:table-cell table:formula="of:=COM.MICROSOFT.NORM.DIST([.A11];65;10;0)" office:value-type="float" office:value="0.00539909665131881" calcext:value-type="float">
            <text:p>0.00539909665131881</text:p>
          </table:table-cell>
        </table:table-row>
        <table:table-row table:style-name="ro1">
          <table:table-cell table:formula="of:=[.A11]+1" office:value-type="float" office:value="46" calcext:value-type="float">
            <text:p>46</text:p>
          </table:table-cell>
          <table:table-cell table:formula="of:=COM.MICROSOFT.NORM.DIST([.A12];65;10;0)" office:value-type="float" office:value="0.00656158147746766" calcext:value-type="float">
            <text:p>0.00656158147746766</text:p>
          </table:table-cell>
        </table:table-row>
        <table:table-row table:style-name="ro1">
          <table:table-cell table:formula="of:=[.A12]+1" office:value-type="float" office:value="47" calcext:value-type="float">
            <text:p>47</text:p>
          </table:table-cell>
          <table:table-cell table:formula="of:=COM.MICROSOFT.NORM.DIST([.A13];65;10;0)" office:value-type="float" office:value="0.00789501583008942" calcext:value-type="float">
            <text:p>0.00789501583008942</text:p>
          </table:table-cell>
        </table:table-row>
        <table:table-row table:style-name="ro1">
          <table:table-cell table:formula="of:=[.A13]+1" office:value-type="float" office:value="48" calcext:value-type="float">
            <text:p>48</text:p>
          </table:table-cell>
          <table:table-cell table:formula="of:=COM.MICROSOFT.NORM.DIST([.A14];65;10;0)" office:value-type="float" office:value="0.0094049077376887" calcext:value-type="float">
            <text:p>0.0094049077376887</text:p>
          </table:table-cell>
        </table:table-row>
        <table:table-row table:style-name="ro1">
          <table:table-cell table:formula="of:=[.A14]+1" office:value-type="float" office:value="49" calcext:value-type="float">
            <text:p>49</text:p>
          </table:table-cell>
          <table:table-cell table:formula="of:=COM.MICROSOFT.NORM.DIST([.A15];65;10;0)" office:value-type="float" office:value="0.0110920834679456" calcext:value-type="float">
            <text:p>0.0110920834679456</text:p>
          </table:table-cell>
        </table:table-row>
        <table:table-row table:style-name="ro1">
          <table:table-cell table:formula="of:=[.A15]+1" office:value-type="float" office:value="50" calcext:value-type="float">
            <text:p>50</text:p>
          </table:table-cell>
          <table:table-cell table:formula="of:=COM.MICROSOFT.NORM.DIST([.A16];65;10;0)" office:value-type="float" office:value="0.0129517595665892" calcext:value-type="float">
            <text:p>0.0129517595665892</text:p>
          </table:table-cell>
        </table:table-row>
        <table:table-row table:style-name="ro1">
          <table:table-cell table:formula="of:=[.A16]+1" office:value-type="float" office:value="51" calcext:value-type="float">
            <text:p>51</text:p>
          </table:table-cell>
          <table:table-cell table:formula="of:=COM.MICROSOFT.NORM.DIST([.A17];65;10;0)" office:value-type="float" office:value="0.0149727465635745" calcext:value-type="float">
            <text:p>0.0149727465635745</text:p>
          </table:table-cell>
        </table:table-row>
        <table:table-row table:style-name="ro1">
          <table:table-cell table:formula="of:=[.A17]+1" office:value-type="float" office:value="52" calcext:value-type="float">
            <text:p>52</text:p>
          </table:table-cell>
          <table:table-cell table:formula="of:=COM.MICROSOFT.NORM.DIST([.A18];65;10;0)" office:value-type="float" office:value="0.0171368592047807" calcext:value-type="float">
            <text:p>0.0171368592047807</text:p>
          </table:table-cell>
        </table:table-row>
        <table:table-row table:style-name="ro1">
          <table:table-cell table:formula="of:=[.A18]+1" office:value-type="float" office:value="53" calcext:value-type="float">
            <text:p>53</text:p>
          </table:table-cell>
          <table:table-cell table:formula="of:=COM.MICROSOFT.NORM.DIST([.A19];65;10;0)" office:value-type="float" office:value="0.0194186054983213" calcext:value-type="float">
            <text:p>0.0194186054983213</text:p>
          </table:table-cell>
        </table:table-row>
        <table:table-row table:style-name="ro1">
          <table:table-cell table:formula="of:=[.A19]+1" office:value-type="float" office:value="54" calcext:value-type="float">
            <text:p>54</text:p>
          </table:table-cell>
          <table:table-cell table:formula="of:=COM.MICROSOFT.NORM.DIST([.A20];65;10;0)" office:value-type="float" office:value="0.0217852177032551" calcext:value-type="float">
            <text:p>0.0217852177032551</text:p>
          </table:table-cell>
        </table:table-row>
        <table:table-row table:style-name="ro1">
          <table:table-cell table:formula="of:=[.A20]+1" office:value-type="float" office:value="55" calcext:value-type="float">
            <text:p>55</text:p>
          </table:table-cell>
          <table:table-cell table:formula="of:=COM.MICROSOFT.NORM.DIST([.A21];65;10;0)" office:value-type="float" office:value="0.0241970724519143" calcext:value-type="float">
            <text:p>0.0241970724519143</text:p>
          </table:table-cell>
        </table:table-row>
        <table:table-row table:style-name="ro1">
          <table:table-cell table:formula="of:=[.A21]+1" office:value-type="float" office:value="56" calcext:value-type="float">
            <text:p>56</text:p>
          </table:table-cell>
          <table:table-cell table:formula="of:=COM.MICROSOFT.NORM.DIST([.A22];65;10;0)" office:value-type="float" office:value="0.0266085249898755" calcext:value-type="float">
            <text:p>0.0266085249898755</text:p>
          </table:table-cell>
        </table:table-row>
        <table:table-row table:style-name="ro1">
          <table:table-cell table:formula="of:=[.A22]+1" office:value-type="float" office:value="57" calcext:value-type="float">
            <text:p>57</text:p>
          </table:table-cell>
          <table:table-cell table:formula="of:=COM.MICROSOFT.NORM.DIST([.A23];65;10;0)" office:value-type="float" office:value="0.0289691552761483" calcext:value-type="float">
            <text:p>0.0289691552761483</text:p>
          </table:table-cell>
        </table:table-row>
        <table:table-row table:style-name="ro1">
          <table:table-cell table:formula="of:=[.A23]+1" office:value-type="float" office:value="58" calcext:value-type="float">
            <text:p>58</text:p>
          </table:table-cell>
          <table:table-cell table:formula="of:=COM.MICROSOFT.NORM.DIST([.A24];65;10;0)" office:value-type="float" office:value="0.0312253933366761" calcext:value-type="float">
            <text:p>0.0312253933366761</text:p>
          </table:table-cell>
        </table:table-row>
        <table:table-row table:style-name="ro1">
          <table:table-cell table:formula="of:=[.A24]+1" office:value-type="float" office:value="59" calcext:value-type="float">
            <text:p>59</text:p>
          </table:table-cell>
          <table:table-cell table:formula="of:=COM.MICROSOFT.NORM.DIST([.A25];65;10;0)" office:value-type="float" office:value="0.03332246028918" calcext:value-type="float">
            <text:p>0.03332246028918</text:p>
          </table:table-cell>
        </table:table-row>
        <table:table-row table:style-name="ro1">
          <table:table-cell table:formula="of:=[.A25]+1" office:value-type="float" office:value="60" calcext:value-type="float">
            <text:p>60</text:p>
          </table:table-cell>
          <table:table-cell table:formula="of:=COM.MICROSOFT.NORM.DIST([.A26];65;10;0)" office:value-type="float" office:value="0.03520653267643" calcext:value-type="float">
            <text:p>0.03520653267643</text:p>
          </table:table-cell>
        </table:table-row>
        <table:table-row table:style-name="ro1">
          <table:table-cell table:formula="of:=[.A26]+1" office:value-type="float" office:value="61" calcext:value-type="float">
            <text:p>61</text:p>
          </table:table-cell>
          <table:table-cell table:formula="of:=COM.MICROSOFT.NORM.DIST([.A27];65;10;0)" office:value-type="float" office:value="0.0368270140303323" calcext:value-type="float">
            <text:p>0.0368270140303323</text:p>
          </table:table-cell>
        </table:table-row>
        <table:table-row table:style-name="ro1">
          <table:table-cell table:formula="of:=[.A27]+1" office:value-type="float" office:value="62" calcext:value-type="float">
            <text:p>62</text:p>
          </table:table-cell>
          <table:table-cell table:formula="of:=COM.MICROSOFT.NORM.DIST([.A28];65;10;0)" office:value-type="float" office:value="0.0381387815460524" calcext:value-type="float">
            <text:p>0.0381387815460524</text:p>
          </table:table-cell>
        </table:table-row>
        <table:table-row table:style-name="ro1">
          <table:table-cell table:formula="of:=[.A28]+1" office:value-type="float" office:value="63" calcext:value-type="float">
            <text:p>63</text:p>
          </table:table-cell>
          <table:table-cell table:formula="of:=COM.MICROSOFT.NORM.DIST([.A29];65;10;0)" office:value-type="float" office:value="0.0391042693975456" calcext:value-type="float">
            <text:p>0.0391042693975456</text:p>
          </table:table-cell>
        </table:table-row>
        <table:table-row table:style-name="ro1">
          <table:table-cell table:formula="of:=[.A29]+1" office:value-type="float" office:value="64" calcext:value-type="float">
            <text:p>64</text:p>
          </table:table-cell>
          <table:table-cell table:formula="of:=COM.MICROSOFT.NORM.DIST([.A30];65;10;0)" office:value-type="float" office:value="0.0396952547477012" calcext:value-type="float">
            <text:p>0.0396952547477012</text:p>
          </table:table-cell>
        </table:table-row>
        <table:table-row table:style-name="ro1">
          <table:table-cell table:formula="of:=[.A30]+1" office:value-type="float" office:value="65" calcext:value-type="float">
            <text:p>65</text:p>
          </table:table-cell>
          <table:table-cell table:formula="of:=COM.MICROSOFT.NORM.DIST([.A31];65;10;0)" office:value-type="float" office:value="0.0398942280401433" calcext:value-type="float">
            <text:p>0.0398942280401433</text:p>
          </table:table-cell>
        </table:table-row>
        <table:table-row table:style-name="ro1">
          <table:table-cell table:formula="of:=[.A31]+1" office:value-type="float" office:value="66" calcext:value-type="float">
            <text:p>66</text:p>
          </table:table-cell>
          <table:table-cell table:formula="of:=COM.MICROSOFT.NORM.DIST([.A32];65;10;0)" office:value-type="float" office:value="0.0396952547477012" calcext:value-type="float">
            <text:p>0.0396952547477012</text:p>
          </table:table-cell>
        </table:table-row>
        <table:table-row table:style-name="ro1">
          <table:table-cell table:formula="of:=[.A32]+1" office:value-type="float" office:value="67" calcext:value-type="float">
            <text:p>67</text:p>
          </table:table-cell>
          <table:table-cell table:formula="of:=COM.MICROSOFT.NORM.DIST([.A33];65;10;0)" office:value-type="float" office:value="0.0391042693975456" calcext:value-type="float">
            <text:p>0.0391042693975456</text:p>
          </table:table-cell>
        </table:table-row>
        <table:table-row table:style-name="ro1">
          <table:table-cell table:formula="of:=[.A33]+1" office:value-type="float" office:value="68" calcext:value-type="float">
            <text:p>68</text:p>
          </table:table-cell>
          <table:table-cell table:formula="of:=COM.MICROSOFT.NORM.DIST([.A34];65;10;0)" office:value-type="float" office:value="0.0381387815460524" calcext:value-type="float">
            <text:p>0.0381387815460524</text:p>
          </table:table-cell>
        </table:table-row>
        <table:table-row table:style-name="ro1">
          <table:table-cell table:formula="of:=[.A34]+1" office:value-type="float" office:value="69" calcext:value-type="float">
            <text:p>69</text:p>
          </table:table-cell>
          <table:table-cell table:formula="of:=COM.MICROSOFT.NORM.DIST([.A35];65;10;0)" office:value-type="float" office:value="0.0368270140303323" calcext:value-type="float">
            <text:p>0.0368270140303323</text:p>
          </table:table-cell>
        </table:table-row>
        <table:table-row table:style-name="ro1">
          <table:table-cell table:formula="of:=[.A35]+1" office:value-type="float" office:value="70" calcext:value-type="float">
            <text:p>70</text:p>
          </table:table-cell>
          <table:table-cell table:formula="of:=COM.MICROSOFT.NORM.DIST([.A36];65;10;0)" office:value-type="float" office:value="0.03520653267643" calcext:value-type="float">
            <text:p>0.03520653267643</text:p>
          </table:table-cell>
        </table:table-row>
        <table:table-row table:style-name="ro1">
          <table:table-cell table:formula="of:=[.A36]+1" office:value-type="float" office:value="71" calcext:value-type="float">
            <text:p>71</text:p>
          </table:table-cell>
          <table:table-cell table:formula="of:=COM.MICROSOFT.NORM.DIST([.A37];65;10;0)" office:value-type="float" office:value="0.03332246028918" calcext:value-type="float">
            <text:p>0.03332246028918</text:p>
          </table:table-cell>
        </table:table-row>
        <table:table-row table:style-name="ro1">
          <table:table-cell table:formula="of:=[.A37]+1" office:value-type="float" office:value="72" calcext:value-type="float">
            <text:p>72</text:p>
          </table:table-cell>
          <table:table-cell table:formula="of:=COM.MICROSOFT.NORM.DIST([.A38];65;10;0)" office:value-type="float" office:value="0.0312253933366761" calcext:value-type="float">
            <text:p>0.0312253933366761</text:p>
          </table:table-cell>
        </table:table-row>
        <table:table-row table:style-name="ro1">
          <table:table-cell table:formula="of:=[.A38]+1" office:value-type="float" office:value="73" calcext:value-type="float">
            <text:p>73</text:p>
          </table:table-cell>
          <table:table-cell table:formula="of:=COM.MICROSOFT.NORM.DIST([.A39];65;10;0)" office:value-type="float" office:value="0.0289691552761483" calcext:value-type="float">
            <text:p>0.0289691552761483</text:p>
          </table:table-cell>
        </table:table-row>
        <table:table-row table:style-name="ro1">
          <table:table-cell table:formula="of:=[.A39]+1" office:value-type="float" office:value="74" calcext:value-type="float">
            <text:p>74</text:p>
          </table:table-cell>
          <table:table-cell table:formula="of:=COM.MICROSOFT.NORM.DIST([.A40];65;10;0)" office:value-type="float" office:value="0.0266085249898755" calcext:value-type="float">
            <text:p>0.0266085249898755</text:p>
          </table:table-cell>
        </table:table-row>
        <table:table-row table:style-name="ro1">
          <table:table-cell table:formula="of:=[.A40]+1" office:value-type="float" office:value="75" calcext:value-type="float">
            <text:p>75</text:p>
          </table:table-cell>
          <table:table-cell table:formula="of:=COM.MICROSOFT.NORM.DIST([.A41];65;10;0)" office:value-type="float" office:value="0.0241970724519143" calcext:value-type="float">
            <text:p>0.0241970724519143</text:p>
          </table:table-cell>
        </table:table-row>
        <table:table-row table:style-name="ro1">
          <table:table-cell table:formula="of:=[.A41]+1" office:value-type="float" office:value="76" calcext:value-type="float">
            <text:p>76</text:p>
          </table:table-cell>
          <table:table-cell table:formula="of:=COM.MICROSOFT.NORM.DIST([.A42];65;10;0)" office:value-type="float" office:value="0.0217852177032551" calcext:value-type="float">
            <text:p>0.0217852177032551</text:p>
          </table:table-cell>
        </table:table-row>
        <table:table-row table:style-name="ro1">
          <table:table-cell table:formula="of:=[.A42]+1" office:value-type="float" office:value="77" calcext:value-type="float">
            <text:p>77</text:p>
          </table:table-cell>
          <table:table-cell table:formula="of:=COM.MICROSOFT.NORM.DIST([.A43];65;10;0)" office:value-type="float" office:value="0.0194186054983213" calcext:value-type="float">
            <text:p>0.0194186054983213</text:p>
          </table:table-cell>
        </table:table-row>
        <table:table-row table:style-name="ro1">
          <table:table-cell table:formula="of:=[.A43]+1" office:value-type="float" office:value="78" calcext:value-type="float">
            <text:p>78</text:p>
          </table:table-cell>
          <table:table-cell table:formula="of:=COM.MICROSOFT.NORM.DIST([.A44];65;10;0)" office:value-type="float" office:value="0.0171368592047807" calcext:value-type="float">
            <text:p>0.0171368592047807</text:p>
          </table:table-cell>
        </table:table-row>
        <table:table-row table:style-name="ro1">
          <table:table-cell table:formula="of:=[.A44]+1" office:value-type="float" office:value="79" calcext:value-type="float">
            <text:p>79</text:p>
          </table:table-cell>
          <table:table-cell table:formula="of:=COM.MICROSOFT.NORM.DIST([.A45];65;10;0)" office:value-type="float" office:value="0.0149727465635745" calcext:value-type="float">
            <text:p>0.0149727465635745</text:p>
          </table:table-cell>
        </table:table-row>
        <table:table-row table:style-name="ro1">
          <table:table-cell table:formula="of:=[.A45]+1" office:value-type="float" office:value="80" calcext:value-type="float">
            <text:p>80</text:p>
          </table:table-cell>
          <table:table-cell table:formula="of:=COM.MICROSOFT.NORM.DIST([.A46];65;10;0)" office:value-type="float" office:value="0.0129517595665892" calcext:value-type="float">
            <text:p>0.0129517595665892</text:p>
          </table:table-cell>
        </table:table-row>
        <table:table-row table:style-name="ro1">
          <table:table-cell table:formula="of:=[.A46]+1" office:value-type="float" office:value="81" calcext:value-type="float">
            <text:p>81</text:p>
          </table:table-cell>
          <table:table-cell table:formula="of:=COM.MICROSOFT.NORM.DIST([.A47];65;10;0)" office:value-type="float" office:value="0.0110920834679456" calcext:value-type="float">
            <text:p>0.0110920834679456</text:p>
          </table:table-cell>
        </table:table-row>
        <table:table-row table:style-name="ro1">
          <table:table-cell table:formula="of:=[.A47]+1" office:value-type="float" office:value="82" calcext:value-type="float">
            <text:p>82</text:p>
          </table:table-cell>
          <table:table-cell table:formula="of:=COM.MICROSOFT.NORM.DIST([.A48];65;10;0)" office:value-type="float" office:value="0.0094049077376887" calcext:value-type="float">
            <text:p>0.0094049077376887</text:p>
          </table:table-cell>
        </table:table-row>
        <table:table-row table:style-name="ro1">
          <table:table-cell table:formula="of:=[.A48]+1" office:value-type="float" office:value="83" calcext:value-type="float">
            <text:p>83</text:p>
          </table:table-cell>
          <table:table-cell table:formula="of:=COM.MICROSOFT.NORM.DIST([.A49];65;10;0)" office:value-type="float" office:value="0.00789501583008942" calcext:value-type="float">
            <text:p>0.00789501583008942</text:p>
          </table:table-cell>
        </table:table-row>
        <table:table-row table:style-name="ro1">
          <table:table-cell table:formula="of:=[.A49]+1" office:value-type="float" office:value="84" calcext:value-type="float">
            <text:p>84</text:p>
          </table:table-cell>
          <table:table-cell table:formula="of:=COM.MICROSOFT.NORM.DIST([.A50];65;10;0)" office:value-type="float" office:value="0.00656158147746766" calcext:value-type="float">
            <text:p>0.00656158147746766</text:p>
          </table:table-cell>
        </table:table-row>
        <table:table-row table:style-name="ro1">
          <table:table-cell table:formula="of:=[.A50]+1" office:value-type="float" office:value="85" calcext:value-type="float">
            <text:p>85</text:p>
          </table:table-cell>
          <table:table-cell table:formula="of:=COM.MICROSOFT.NORM.DIST([.A51];65;10;0)" office:value-type="float" office:value="0.00539909665131881" calcext:value-type="float">
            <text:p>0.00539909665131881</text:p>
          </table:table-cell>
        </table:table-row>
        <table:table-row table:style-name="ro1">
          <table:table-cell table:formula="of:=[.A51]+1" office:value-type="float" office:value="86" calcext:value-type="float">
            <text:p>86</text:p>
          </table:table-cell>
          <table:table-cell table:formula="of:=COM.MICROSOFT.NORM.DIST([.A52];65;10;0)" office:value-type="float" office:value="0.00439835959804272" calcext:value-type="float">
            <text:p>0.00439835959804272</text:p>
          </table:table-cell>
        </table:table-row>
        <table:table-row table:style-name="ro1">
          <table:table-cell table:formula="of:=[.A52]+1" office:value-type="float" office:value="87" calcext:value-type="float">
            <text:p>87</text:p>
          </table:table-cell>
          <table:table-cell table:formula="of:=COM.MICROSOFT.NORM.DIST([.A53];65;10;0)" office:value-type="float" office:value="0.00354745928462314" calcext:value-type="float">
            <text:p>0.00354745928462314</text:p>
          </table:table-cell>
        </table:table-row>
        <table:table-row table:style-name="ro1">
          <table:table-cell table:formula="of:=[.A53]+1" office:value-type="float" office:value="88" calcext:value-type="float">
            <text:p>88</text:p>
          </table:table-cell>
          <table:table-cell table:formula="of:=COM.MICROSOFT.NORM.DIST([.A54];65;10;0)" office:value-type="float" office:value="0.00283270377416012" calcext:value-type="float">
            <text:p>0.00283270377416012</text:p>
          </table:table-cell>
        </table:table-row>
        <table:table-row table:style-name="ro1">
          <table:table-cell table:formula="of:=[.A54]+1" office:value-type="float" office:value="89" calcext:value-type="float">
            <text:p>89</text:p>
          </table:table-cell>
          <table:table-cell table:formula="of:=COM.MICROSOFT.NORM.DIST([.A55];65;10;0)" office:value-type="float" office:value="0.00223945302948429" calcext:value-type="float">
            <text:p>0.00223945302948429</text:p>
          </table:table-cell>
        </table:table-row>
        <table:table-row table:style-name="ro1">
          <table:table-cell table:formula="of:=[.A55]+1" office:value-type="float" office:value="90" calcext:value-type="float">
            <text:p>90</text:p>
          </table:table-cell>
          <table:table-cell table:formula="of:=COM.MICROSOFT.NORM.DIST([.A56];65;10;0)" office:value-type="float" office:value="0.00175283004935685" calcext:value-type="float">
            <text:p>0.00175283004935685</text:p>
          </table:table-cell>
        </table:table-row>
        <table:table-row table:style-name="ro1">
          <table:table-cell table:formula="of:=[.A56]+1" office:value-type="float" office:value="91" calcext:value-type="float">
            <text:p>91</text:p>
          </table:table-cell>
          <table:table-cell table:formula="of:=COM.MICROSOFT.NORM.DIST([.A57];65;10;0)" office:value-type="float" office:value="0.00135829692336856" calcext:value-type="float">
            <text:p>0.00135829692336856</text:p>
          </table:table-cell>
        </table:table-row>
        <table:table-row table:style-name="ro1">
          <table:table-cell table:formula="of:=[.A57]+1" office:value-type="float" office:value="92" calcext:value-type="float">
            <text:p>92</text:p>
          </table:table-cell>
          <table:table-cell table:formula="of:=COM.MICROSOFT.NORM.DIST([.A58];65;10;0)" office:value-type="float" office:value="0.00104209348144226" calcext:value-type="float">
            <text:p>0.00104209348144226</text:p>
          </table:table-cell>
        </table:table-row>
        <table:table-row table:style-name="ro1">
          <table:table-cell table:formula="of:=[.A58]+1" office:value-type="float" office:value="93" calcext:value-type="float">
            <text:p>93</text:p>
          </table:table-cell>
          <table:table-cell table:formula="of:=COM.MICROSOFT.NORM.DIST([.A59];65;10;0)" office:value-type="float" office:value="0.000791545158297997" calcext:value-type="float">
            <text:p>0.000791545158297997</text:p>
          </table:table-cell>
        </table:table-row>
        <table:table-row table:style-name="ro1">
          <table:table-cell table:formula="of:=[.A59]+1" office:value-type="float" office:value="94" calcext:value-type="float">
            <text:p>94</text:p>
          </table:table-cell>
          <table:table-cell table:formula="of:=COM.MICROSOFT.NORM.DIST([.A60];65;10;0)" office:value-type="float" office:value="0.000595253241977585" calcext:value-type="float">
            <text:p>0.000595253241977585</text:p>
          </table:table-cell>
        </table:table-row>
        <table:table-row table:style-name="ro1">
          <table:table-cell table:formula="of:=[.A60]+1" office:value-type="float" office:value="95" calcext:value-type="float">
            <text:p>95</text:p>
          </table:table-cell>
          <table:table-cell table:formula="of:=COM.MICROSOFT.NORM.DIST([.A61];65;10;0)" office:value-type="float" office:value="0.000443184841193801" calcext:value-type="float">
            <text:p>0.000443184841193801</text:p>
          </table:table-cell>
        </table:table-row>
      </table:table>
      <table:table table:name="Sheet3" table:style-name="ta1">
        <table:shapes>
          <draw:frame draw:z-index="0" draw:style-name="gr1" draw:text-style-name="P1" svg:width="6.298in" svg:height="3.5453in" svg:x="4.4335in" svg:y="1.6102in">
            <draw:object draw:notify-on-update-of-ranges="Sheet3.B3:Sheet3.B43 Sheet3.C2:Sheet3.C2 Sheet3.C3:Sheet3.C4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xp (-x^2)</text:p>
          </table:table-cell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table:formula="of:=EXP(([.B3]^2)*-1)" office:value-type="float" office:value="1.91516959671401E-174" calcext:value-type="float">
            <text:p>1.91516959671401E-174</text:p>
          </table:table-cell>
        </table:table-row>
        <table:table-row table:style-name="ro1">
          <table:table-cell/>
          <table:table-cell table:formula="of:=[.B3]+1" office:value-type="float" office:value="-19" calcext:value-type="float">
            <text:p>-19</text:p>
          </table:table-cell>
          <table:table-cell table:formula="of:=EXP(([.B4]^2)*-1)" office:value-type="float" office:value="1.65841047768115E-157" calcext:value-type="float">
            <text:p>1.65841047768115E-157</text:p>
          </table:table-cell>
        </table:table-row>
        <table:table-row table:style-name="ro1">
          <table:table-cell/>
          <table:table-cell table:formula="of:=[.B4]+1" office:value-type="float" office:value="-18" calcext:value-type="float">
            <text:p>-18</text:p>
          </table:table-cell>
          <table:table-cell table:formula="of:=EXP(([.B5]^2)*-1)" office:value-type="float" office:value="1.94351485004929E-141" calcext:value-type="float">
            <text:p>1.94351485004929E-141</text:p>
          </table:table-cell>
        </table:table-row>
        <table:table-row table:style-name="ro1">
          <table:table-cell/>
          <table:table-cell table:formula="of:=[.B5]+1" office:value-type="float" office:value="-17" calcext:value-type="float">
            <text:p>-17</text:p>
          </table:table-cell>
          <table:table-cell table:formula="of:=EXP(([.B6]^2)*-1)" office:value-type="float" office:value="3.0824406969491E-126" calcext:value-type="float">
            <text:p>3.0824406969491E-126</text:p>
          </table:table-cell>
        </table:table-row>
        <table:table-row table:style-name="ro1">
          <table:table-cell/>
          <table:table-cell table:formula="of:=[.B6]+1" office:value-type="float" office:value="-16" calcext:value-type="float">
            <text:p>-16</text:p>
          </table:table-cell>
          <table:table-cell table:formula="of:=EXP(([.B7]^2)*-1)" office:value-type="float" office:value="6.61626105670949E-112" calcext:value-type="float">
            <text:p>6.61626105670949E-112</text:p>
          </table:table-cell>
        </table:table-row>
        <table:table-row table:style-name="ro1">
          <table:table-cell/>
          <table:table-cell table:formula="of:=[.B7]+1" office:value-type="float" office:value="-15" calcext:value-type="float">
            <text:p>-15</text:p>
          </table:table-cell>
          <table:table-cell table:formula="of:=EXP(([.B8]^2)*-1)" office:value-type="float" office:value="1.92194772782385E-098" calcext:value-type="float">
            <text:p>1.92194772782385E-98</text:p>
          </table:table-cell>
        </table:table-row>
        <table:table-row table:style-name="ro1">
          <table:table-cell/>
          <table:table-cell table:formula="of:=[.B8]+1" office:value-type="float" office:value="-14" calcext:value-type="float">
            <text:p>-14</text:p>
          </table:table-cell>
          <table:table-cell table:formula="of:=EXP(([.B9]^2)*-1)" office:value-type="float" office:value="7.55581901971196E-086" calcext:value-type="float">
            <text:p>7.55581901971196E-86</text:p>
          </table:table-cell>
        </table:table-row>
        <table:table-row table:style-name="ro1">
          <table:table-cell/>
          <table:table-cell table:formula="of:=[.B9]+1" office:value-type="float" office:value="-13" calcext:value-type="float">
            <text:p>-13</text:p>
          </table:table-cell>
          <table:table-cell table:formula="of:=EXP(([.B10]^2)*-1)" office:value-type="float" office:value="4.02006021574336E-074" calcext:value-type="float">
            <text:p>4.02006021574336E-74</text:p>
          </table:table-cell>
        </table:table-row>
        <table:table-row table:style-name="ro1">
          <table:table-cell/>
          <table:table-cell table:formula="of:=[.B10]+1" office:value-type="float" office:value="-12" calcext:value-type="float">
            <text:p>-12</text:p>
          </table:table-cell>
          <table:table-cell table:formula="of:=EXP(([.B11]^2)*-1)" office:value-type="float" office:value="2.8946403116483E-063" calcext:value-type="float">
            <text:p>2.8946403116483E-63</text:p>
          </table:table-cell>
        </table:table-row>
        <table:table-row table:style-name="ro1">
          <table:table-cell/>
          <table:table-cell table:formula="of:=[.B11]+1" office:value-type="float" office:value="-11" calcext:value-type="float">
            <text:p>-11</text:p>
          </table:table-cell>
          <table:table-cell table:formula="of:=EXP(([.B12]^2)*-1)" office:value-type="float" office:value="2.82077008846014E-053" calcext:value-type="float">
            <text:p>2.82077008846014E-53</text:p>
          </table:table-cell>
        </table:table-row>
        <table:table-row table:style-name="ro1">
          <table:table-cell/>
          <table:table-cell table:formula="of:=[.B12]+1" office:value-type="float" office:value="-10" calcext:value-type="float">
            <text:p>-10</text:p>
          </table:table-cell>
          <table:table-cell table:formula="of:=EXP(([.B13]^2)*-1)" office:value-type="float" office:value="3.72007597602084E-044" calcext:value-type="float">
            <text:p>3.72007597602084E-44</text:p>
          </table:table-cell>
        </table:table-row>
        <table:table-row table:style-name="ro1">
          <table:table-cell/>
          <table:table-cell table:formula="of:=[.B13]+1" office:value-type="float" office:value="-9" calcext:value-type="float">
            <text:p>-9</text:p>
          </table:table-cell>
          <table:table-cell table:formula="of:=EXP(([.B14]^2)*-1)" office:value-type="float" office:value="6.63967719958074E-036" calcext:value-type="float">
            <text:p>6.63967719958074E-36</text:p>
          </table:table-cell>
        </table:table-row>
        <table:table-row table:style-name="ro1">
          <table:table-cell/>
          <table:table-cell table:formula="of:=[.B14]+1" office:value-type="float" office:value="-8" calcext:value-type="float">
            <text:p>-8</text:p>
          </table:table-cell>
          <table:table-cell table:formula="of:=EXP(([.B15]^2)*-1)" office:value-type="float" office:value="1.60381089054864E-028" calcext:value-type="float">
            <text:p>1.60381089054864E-28</text:p>
          </table:table-cell>
        </table:table-row>
        <table:table-row table:style-name="ro1">
          <table:table-cell/>
          <table:table-cell table:formula="of:=[.B15]+1" office:value-type="float" office:value="-7" calcext:value-type="float">
            <text:p>-7</text:p>
          </table:table-cell>
          <table:table-cell table:formula="of:=EXP(([.B16]^2)*-1)" office:value-type="float" office:value="5.24288566336346E-022" calcext:value-type="float">
            <text:p>5.24288566336346E-22</text:p>
          </table:table-cell>
        </table:table-row>
        <table:table-row table:style-name="ro1">
          <table:table-cell/>
          <table:table-cell table:formula="of:=[.B16]+1" office:value-type="float" office:value="-6" calcext:value-type="float">
            <text:p>-6</text:p>
          </table:table-cell>
          <table:table-cell table:formula="of:=EXP(([.B17]^2)*-1)" office:value-type="float" office:value="2.31952283024357E-016" calcext:value-type="float">
            <text:p>2.31952283024357E-16</text:p>
          </table:table-cell>
        </table:table-row>
        <table:table-row table:style-name="ro1">
          <table:table-cell/>
          <table:table-cell table:formula="of:=[.B17]+1" office:value-type="float" office:value="-5" calcext:value-type="float">
            <text:p>-5</text:p>
          </table:table-cell>
          <table:table-cell table:formula="of:=EXP(([.B18]^2)*-1)" office:value-type="float" office:value="0.00000000001388794386" calcext:value-type="float">
            <text:p>1.3887943864964E-11</text:p>
          </table:table-cell>
        </table:table-row>
        <table:table-row table:style-name="ro1">
          <table:table-cell/>
          <table:table-cell table:formula="of:=[.B18]+1" office:value-type="float" office:value="-4" calcext:value-type="float">
            <text:p>-4</text:p>
          </table:table-cell>
          <table:table-cell table:formula="of:=EXP(([.B19]^2)*-1)" office:value-type="float" office:value="0.00000011253517471926" calcext:value-type="float">
            <text:p>1.12535174719259E-07</text:p>
          </table:table-cell>
        </table:table-row>
        <table:table-row table:style-name="ro1">
          <table:table-cell/>
          <table:table-cell table:formula="of:=[.B19]+1" office:value-type="float" office:value="-3" calcext:value-type="float">
            <text:p>-3</text:p>
          </table:table-cell>
          <table:table-cell table:formula="of:=EXP(([.B20]^2)*-1)" office:value-type="float" office:value="0.00012340980408668" calcext:value-type="float">
            <text:p>0.00012340980408668</text:p>
          </table:table-cell>
        </table:table-row>
        <table:table-row table:style-name="ro1">
          <table:table-cell/>
          <table:table-cell table:formula="of:=[.B20]+1" office:value-type="float" office:value="-2" calcext:value-type="float">
            <text:p>-2</text:p>
          </table:table-cell>
          <table:table-cell table:formula="of:=EXP(([.B21]^2)*-1)" office:value-type="float" office:value="0.0183156388887342" calcext:value-type="float">
            <text:p>0.0183156388887342</text:p>
          </table:table-cell>
        </table:table-row>
        <table:table-row table:style-name="ro1">
          <table:table-cell/>
          <table:table-cell table:formula="of:=[.B21]+1" office:value-type="float" office:value="-1" calcext:value-type="float">
            <text:p>-1</text:p>
          </table:table-cell>
          <table:table-cell table:formula="of:=EXP(([.B22]^2)*-1)" office:value-type="float" office:value="0.367879441171442" calcext:value-type="float">
            <text:p>0.367879441171442</text:p>
          </table:table-cell>
        </table:table-row>
        <table:table-row table:style-name="ro1">
          <table:table-cell/>
          <table:table-cell table:formula="of:=[.B22]+1" office:value-type="float" office:value="0" calcext:value-type="float">
            <text:p>0</text:p>
          </table:table-cell>
          <table:table-cell table:formula="of:=EXP(([.B23]^2)*-1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23]+1" office:value-type="float" office:value="1" calcext:value-type="float">
            <text:p>1</text:p>
          </table:table-cell>
          <table:table-cell table:formula="of:=EXP(([.B24]^2)*-1)" office:value-type="float" office:value="0.367879441171442" calcext:value-type="float">
            <text:p>0.367879441171442</text:p>
          </table:table-cell>
        </table:table-row>
        <table:table-row table:style-name="ro1">
          <table:table-cell/>
          <table:table-cell table:formula="of:=[.B24]+1" office:value-type="float" office:value="2" calcext:value-type="float">
            <text:p>2</text:p>
          </table:table-cell>
          <table:table-cell table:formula="of:=EXP(([.B25]^2)*-1)" office:value-type="float" office:value="0.0183156388887342" calcext:value-type="float">
            <text:p>0.0183156388887342</text:p>
          </table:table-cell>
        </table:table-row>
        <table:table-row table:style-name="ro1">
          <table:table-cell/>
          <table:table-cell table:formula="of:=[.B25]+1" office:value-type="float" office:value="3" calcext:value-type="float">
            <text:p>3</text:p>
          </table:table-cell>
          <table:table-cell table:formula="of:=EXP(([.B26]^2)*-1)" office:value-type="float" office:value="0.00012340980408668" calcext:value-type="float">
            <text:p>0.00012340980408668</text:p>
          </table:table-cell>
        </table:table-row>
        <table:table-row table:style-name="ro1">
          <table:table-cell/>
          <table:table-cell table:formula="of:=[.B26]+1" office:value-type="float" office:value="4" calcext:value-type="float">
            <text:p>4</text:p>
          </table:table-cell>
          <table:table-cell table:formula="of:=EXP(([.B27]^2)*-1)" office:value-type="float" office:value="0.00000011253517471926" calcext:value-type="float">
            <text:p>1.12535174719259E-07</text:p>
          </table:table-cell>
        </table:table-row>
        <table:table-row table:style-name="ro1">
          <table:table-cell/>
          <table:table-cell table:formula="of:=[.B27]+1" office:value-type="float" office:value="5" calcext:value-type="float">
            <text:p>5</text:p>
          </table:table-cell>
          <table:table-cell table:formula="of:=EXP(([.B28]^2)*-1)" office:value-type="float" office:value="0.00000000001388794386" calcext:value-type="float">
            <text:p>1.3887943864964E-11</text:p>
          </table:table-cell>
        </table:table-row>
        <table:table-row table:style-name="ro1">
          <table:table-cell/>
          <table:table-cell table:formula="of:=[.B28]+1" office:value-type="float" office:value="6" calcext:value-type="float">
            <text:p>6</text:p>
          </table:table-cell>
          <table:table-cell table:formula="of:=EXP(([.B29]^2)*-1)" office:value-type="float" office:value="2.31952283024357E-016" calcext:value-type="float">
            <text:p>2.31952283024357E-16</text:p>
          </table:table-cell>
        </table:table-row>
        <table:table-row table:style-name="ro1">
          <table:table-cell/>
          <table:table-cell table:formula="of:=[.B29]+1" office:value-type="float" office:value="7" calcext:value-type="float">
            <text:p>7</text:p>
          </table:table-cell>
          <table:table-cell table:formula="of:=EXP(([.B30]^2)*-1)" office:value-type="float" office:value="5.24288566336346E-022" calcext:value-type="float">
            <text:p>5.24288566336346E-22</text:p>
          </table:table-cell>
        </table:table-row>
        <table:table-row table:style-name="ro1">
          <table:table-cell/>
          <table:table-cell table:formula="of:=[.B30]+1" office:value-type="float" office:value="8" calcext:value-type="float">
            <text:p>8</text:p>
          </table:table-cell>
          <table:table-cell table:formula="of:=EXP(([.B31]^2)*-1)" office:value-type="float" office:value="1.60381089054864E-028" calcext:value-type="float">
            <text:p>1.60381089054864E-28</text:p>
          </table:table-cell>
        </table:table-row>
        <table:table-row table:style-name="ro1">
          <table:table-cell/>
          <table:table-cell table:formula="of:=[.B31]+1" office:value-type="float" office:value="9" calcext:value-type="float">
            <text:p>9</text:p>
          </table:table-cell>
          <table:table-cell table:formula="of:=EXP(([.B32]^2)*-1)" office:value-type="float" office:value="6.63967719958074E-036" calcext:value-type="float">
            <text:p>6.63967719958074E-36</text:p>
          </table:table-cell>
        </table:table-row>
        <table:table-row table:style-name="ro1">
          <table:table-cell/>
          <table:table-cell table:formula="of:=[.B32]+1" office:value-type="float" office:value="10" calcext:value-type="float">
            <text:p>10</text:p>
          </table:table-cell>
          <table:table-cell table:formula="of:=EXP(([.B33]^2)*-1)" office:value-type="float" office:value="3.72007597602084E-044" calcext:value-type="float">
            <text:p>3.72007597602084E-44</text:p>
          </table:table-cell>
        </table:table-row>
        <table:table-row table:style-name="ro1">
          <table:table-cell/>
          <table:table-cell table:formula="of:=[.B33]+1" office:value-type="float" office:value="11" calcext:value-type="float">
            <text:p>11</text:p>
          </table:table-cell>
          <table:table-cell table:formula="of:=EXP(([.B34]^2)*-1)" office:value-type="float" office:value="2.82077008846014E-053" calcext:value-type="float">
            <text:p>2.82077008846014E-53</text:p>
          </table:table-cell>
        </table:table-row>
        <table:table-row table:style-name="ro1">
          <table:table-cell/>
          <table:table-cell table:formula="of:=[.B34]+1" office:value-type="float" office:value="12" calcext:value-type="float">
            <text:p>12</text:p>
          </table:table-cell>
          <table:table-cell table:formula="of:=EXP(([.B35]^2)*-1)" office:value-type="float" office:value="2.8946403116483E-063" calcext:value-type="float">
            <text:p>2.8946403116483E-63</text:p>
          </table:table-cell>
        </table:table-row>
        <table:table-row table:style-name="ro1">
          <table:table-cell/>
          <table:table-cell table:formula="of:=[.B35]+1" office:value-type="float" office:value="13" calcext:value-type="float">
            <text:p>13</text:p>
          </table:table-cell>
          <table:table-cell table:formula="of:=EXP(([.B36]^2)*-1)" office:value-type="float" office:value="4.02006021574336E-074" calcext:value-type="float">
            <text:p>4.02006021574336E-74</text:p>
          </table:table-cell>
        </table:table-row>
        <table:table-row table:style-name="ro1">
          <table:table-cell/>
          <table:table-cell table:formula="of:=[.B36]+1" office:value-type="float" office:value="14" calcext:value-type="float">
            <text:p>14</text:p>
          </table:table-cell>
          <table:table-cell table:formula="of:=EXP(([.B37]^2)*-1)" office:value-type="float" office:value="7.55581901971196E-086" calcext:value-type="float">
            <text:p>7.55581901971196E-86</text:p>
          </table:table-cell>
        </table:table-row>
        <table:table-row table:style-name="ro1">
          <table:table-cell/>
          <table:table-cell table:formula="of:=[.B37]+1" office:value-type="float" office:value="15" calcext:value-type="float">
            <text:p>15</text:p>
          </table:table-cell>
          <table:table-cell table:formula="of:=EXP(([.B38]^2)*-1)" office:value-type="float" office:value="1.92194772782385E-098" calcext:value-type="float">
            <text:p>1.92194772782385E-98</text:p>
          </table:table-cell>
        </table:table-row>
        <table:table-row table:style-name="ro1">
          <table:table-cell/>
          <table:table-cell table:formula="of:=[.B38]+1" office:value-type="float" office:value="16" calcext:value-type="float">
            <text:p>16</text:p>
          </table:table-cell>
          <table:table-cell table:formula="of:=EXP(([.B39]^2)*-1)" office:value-type="float" office:value="6.61626105670949E-112" calcext:value-type="float">
            <text:p>6.61626105670949E-112</text:p>
          </table:table-cell>
        </table:table-row>
        <table:table-row table:style-name="ro1">
          <table:table-cell/>
          <table:table-cell table:formula="of:=[.B39]+1" office:value-type="float" office:value="17" calcext:value-type="float">
            <text:p>17</text:p>
          </table:table-cell>
          <table:table-cell table:formula="of:=EXP(([.B40]^2)*-1)" office:value-type="float" office:value="3.0824406969491E-126" calcext:value-type="float">
            <text:p>3.0824406969491E-126</text:p>
          </table:table-cell>
        </table:table-row>
        <table:table-row table:style-name="ro1">
          <table:table-cell/>
          <table:table-cell table:formula="of:=[.B40]+1" office:value-type="float" office:value="18" calcext:value-type="float">
            <text:p>18</text:p>
          </table:table-cell>
          <table:table-cell table:formula="of:=EXP(([.B41]^2)*-1)" office:value-type="float" office:value="1.94351485004929E-141" calcext:value-type="float">
            <text:p>1.94351485004929E-141</text:p>
          </table:table-cell>
        </table:table-row>
        <table:table-row table:style-name="ro1">
          <table:table-cell/>
          <table:table-cell table:formula="of:=[.B41]+1" office:value-type="float" office:value="19" calcext:value-type="float">
            <text:p>19</text:p>
          </table:table-cell>
          <table:table-cell table:formula="of:=EXP(([.B42]^2)*-1)" office:value-type="float" office:value="1.65841047768115E-157" calcext:value-type="float">
            <text:p>1.65841047768115E-157</text:p>
          </table:table-cell>
        </table:table-row>
        <table:table-row table:style-name="ro1">
          <table:table-cell/>
          <table:table-cell table:formula="of:=[.B42]+1" office:value-type="float" office:value="20" calcext:value-type="float">
            <text:p>20</text:p>
          </table:table-cell>
          <table:table-cell table:formula="of:=EXP(([.B43]^2)*-1)" office:value-type="float" office:value="1.91516959671401E-174" calcext:value-type="float">
            <text:p>1.91516959671401E-174</text:p>
          </table:table-cell>
        </table:table-row>
      </table:table>
      <table:table table:name="Sheet4" table:style-name="ta1">
        <table:shapes>
          <draw:frame draw:z-index="0" draw:style-name="gr1" draw:text-style-name="P1" svg:width="6.2988in" svg:height="3.5429in" svg:x="3.9421in" svg:y="2.1087in">
            <draw:object draw:notify-on-update-of-ranges="Sheet4.B6:Sheet4.B66 Sheet4.C6:Sheet4.C6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4">
          <table:table-cell table:number-columns-repeated="8"/>
        </table:table-row>
        <table:table-row table:style-name="ro2">
          <table:table-cell table:number-columns-repeated="2"/>
          <table:table-cell table:style-name="ce1" office:value-type="string" calcext:value-type="string">
            <text:p>y = (1 / (std_dev * np.sqrt (2 * np.pi))) * np.exp (-0.5 * ((x - mean) / std_dev) ** 2) <text:s/></text:p>
          </table:table-cell>
          <table:table-cell table:number-columns-repeated="5"/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table:formula="of:=1/SQRT(2 * PI()) * EXP(-0.5*([.B6]/10)^2)" office:value-type="float" office:value="0.00443184841193801" calcext:value-type="float">
            <text:p>0.00443184841193801</text:p>
          </table:table-cell>
          <table:table-cell table:number-columns-repeated="5"/>
        </table:table-row>
        <table:table-row table:style-name="ro1">
          <table:table-cell/>
          <table:table-cell table:formula="of:=[.B6]+1" office:value-type="float" office:value="-29" calcext:value-type="float">
            <text:p>-29</text:p>
          </table:table-cell>
          <table:table-cell table:formula="of:=1/SQRT(2 * PI()) * EXP(-0.5*([.B7]/10)^2)" office:value-type="float" office:value="0.00595253241977585" calcext:value-type="float">
            <text:p>0.00595253241977585</text:p>
          </table:table-cell>
          <table:table-cell table:number-columns-repeated="5"/>
        </table:table-row>
        <table:table-row table:style-name="ro1">
          <table:table-cell/>
          <table:table-cell table:formula="of:=[.B7]+1" office:value-type="float" office:value="-28" calcext:value-type="float">
            <text:p>-28</text:p>
          </table:table-cell>
          <table:table-cell table:formula="of:=1/SQRT(2 * PI()) * EXP(-0.5*([.B8]/10)^2)" office:value-type="float" office:value="0.00791545158297997" calcext:value-type="float">
            <text:p>0.00791545158297997</text:p>
          </table:table-cell>
          <table:table-cell table:number-columns-repeated="5"/>
        </table:table-row>
        <table:table-row table:style-name="ro1">
          <table:table-cell/>
          <table:table-cell table:formula="of:=[.B8]+1" office:value-type="float" office:value="-27" calcext:value-type="float">
            <text:p>-27</text:p>
          </table:table-cell>
          <table:table-cell table:formula="of:=1/SQRT(2 * PI()) * EXP(-0.5*([.B9]/10)^2)" office:value-type="float" office:value="0.0104209348144226" calcext:value-type="float">
            <text:p>0.0104209348144226</text:p>
          </table:table-cell>
          <table:table-cell table:number-columns-repeated="5"/>
        </table:table-row>
        <table:table-row table:style-name="ro1">
          <table:table-cell/>
          <table:table-cell table:formula="of:=[.B9]+1" office:value-type="float" office:value="-26" calcext:value-type="float">
            <text:p>-26</text:p>
          </table:table-cell>
          <table:table-cell table:formula="of:=1/SQRT(2 * PI()) * EXP(-0.5*([.B10]/10)^2)" office:value-type="float" office:value="0.0135829692336856" calcext:value-type="float">
            <text:p>0.0135829692336856</text:p>
          </table:table-cell>
          <table:table-cell table:number-columns-repeated="5"/>
        </table:table-row>
        <table:table-row table:style-name="ro1">
          <table:table-cell/>
          <table:table-cell table:formula="of:=[.B10]+1" office:value-type="float" office:value="-25" calcext:value-type="float">
            <text:p>-25</text:p>
          </table:table-cell>
          <table:table-cell table:formula="of:=1/SQRT(2 * PI()) * EXP(-0.5*([.B11]/10)^2)" office:value-type="float" office:value="0.0175283004935685" calcext:value-type="float">
            <text:p>0.0175283004935685</text:p>
          </table:table-cell>
          <table:table-cell table:number-columns-repeated="5"/>
        </table:table-row>
        <table:table-row table:style-name="ro1">
          <table:table-cell/>
          <table:table-cell table:formula="of:=[.B11]+1" office:value-type="float" office:value="-24" calcext:value-type="float">
            <text:p>-24</text:p>
          </table:table-cell>
          <table:table-cell table:formula="of:=1/SQRT(2 * PI()) * EXP(-0.5*([.B12]/10)^2)" office:value-type="float" office:value="0.0223945302948429" calcext:value-type="float">
            <text:p>0.0223945302948429</text:p>
          </table:table-cell>
          <table:table-cell table:number-columns-repeated="5"/>
        </table:table-row>
        <table:table-row table:style-name="ro1">
          <table:table-cell/>
          <table:table-cell table:formula="of:=[.B12]+1" office:value-type="float" office:value="-23" calcext:value-type="float">
            <text:p>-23</text:p>
          </table:table-cell>
          <table:table-cell table:formula="of:=1/SQRT(2 * PI()) * EXP(-0.5*([.B13]/10)^2)" office:value-type="float" office:value="0.0283270377416012" calcext:value-type="float">
            <text:p>0.0283270377416012</text:p>
          </table:table-cell>
          <table:table-cell table:number-columns-repeated="5"/>
        </table:table-row>
        <table:table-row table:style-name="ro1">
          <table:table-cell/>
          <table:table-cell table:formula="of:=[.B13]+1" office:value-type="float" office:value="-22" calcext:value-type="float">
            <text:p>-22</text:p>
          </table:table-cell>
          <table:table-cell table:formula="of:=1/SQRT(2 * PI()) * EXP(-0.5*([.B14]/10)^2)" office:value-type="float" office:value="0.0354745928462314" calcext:value-type="float">
            <text:p>0.0354745928462314</text:p>
          </table:table-cell>
          <table:table-cell table:number-columns-repeated="5"/>
        </table:table-row>
        <table:table-row table:style-name="ro1">
          <table:table-cell/>
          <table:table-cell table:formula="of:=[.B14]+1" office:value-type="float" office:value="-21" calcext:value-type="float">
            <text:p>-21</text:p>
          </table:table-cell>
          <table:table-cell table:formula="of:=1/SQRT(2 * PI()) * EXP(-0.5*([.B15]/10)^2)" office:value-type="float" office:value="0.0439835959804272" calcext:value-type="float">
            <text:p>0.0439835959804272</text:p>
          </table:table-cell>
          <table:table-cell table:number-columns-repeated="5"/>
        </table:table-row>
        <table:table-row table:style-name="ro1">
          <table:table-cell/>
          <table:table-cell table:formula="of:=[.B15]+1" office:value-type="float" office:value="-20" calcext:value-type="float">
            <text:p>-20</text:p>
          </table:table-cell>
          <table:table-cell table:formula="of:=1/SQRT(2 * PI()) * EXP(-0.5*([.B16]/10)^2)" office:value-type="float" office:value="0.0539909665131881" calcext:value-type="float">
            <text:p>0.0539909665131881</text:p>
          </table:table-cell>
          <table:table-cell table:number-columns-repeated="5"/>
        </table:table-row>
        <table:table-row table:style-name="ro1">
          <table:table-cell/>
          <table:table-cell table:formula="of:=[.B16]+1" office:value-type="float" office:value="-19" calcext:value-type="float">
            <text:p>-19</text:p>
          </table:table-cell>
          <table:table-cell table:formula="of:=1/SQRT(2 * PI()) * EXP(-0.5*([.B17]/10)^2)" office:value-type="float" office:value="0.0656158147746766" calcext:value-type="float">
            <text:p>0.0656158147746766</text:p>
          </table:table-cell>
          <table:table-cell table:number-columns-repeated="5"/>
        </table:table-row>
        <table:table-row table:style-name="ro1">
          <table:table-cell/>
          <table:table-cell table:formula="of:=[.B17]+1" office:value-type="float" office:value="-18" calcext:value-type="float">
            <text:p>-18</text:p>
          </table:table-cell>
          <table:table-cell table:formula="of:=1/SQRT(2 * PI()) * EXP(-0.5*([.B18]/10)^2)" office:value-type="float" office:value="0.0789501583008942" calcext:value-type="float">
            <text:p>0.0789501583008942</text:p>
          </table:table-cell>
          <table:table-cell table:number-columns-repeated="5"/>
        </table:table-row>
        <table:table-row table:style-name="ro1">
          <table:table-cell/>
          <table:table-cell table:formula="of:=[.B18]+1" office:value-type="float" office:value="-17" calcext:value-type="float">
            <text:p>-17</text:p>
          </table:table-cell>
          <table:table-cell table:formula="of:=1/SQRT(2 * PI()) * EXP(-0.5*([.B19]/10)^2)" office:value-type="float" office:value="0.094049077376887" calcext:value-type="float">
            <text:p>0.094049077376887</text:p>
          </table:table-cell>
          <table:table-cell table:number-columns-repeated="5"/>
        </table:table-row>
        <table:table-row table:style-name="ro1">
          <table:table-cell/>
          <table:table-cell table:formula="of:=[.B19]+1" office:value-type="float" office:value="-16" calcext:value-type="float">
            <text:p>-16</text:p>
          </table:table-cell>
          <table:table-cell table:formula="of:=1/SQRT(2 * PI()) * EXP(-0.5*([.B20]/10)^2)" office:value-type="float" office:value="0.110920834679456" calcext:value-type="float">
            <text:p>0.110920834679456</text:p>
          </table:table-cell>
          <table:table-cell table:number-columns-repeated="5"/>
        </table:table-row>
        <table:table-row table:style-name="ro1">
          <table:table-cell/>
          <table:table-cell table:formula="of:=[.B20]+1" office:value-type="float" office:value="-15" calcext:value-type="float">
            <text:p>-15</text:p>
          </table:table-cell>
          <table:table-cell table:formula="of:=1/SQRT(2 * PI()) * EXP(-0.5*([.B21]/10)^2)" office:value-type="float" office:value="0.129517595665892" calcext:value-type="float">
            <text:p>0.129517595665892</text:p>
          </table:table-cell>
          <table:table-cell table:number-columns-repeated="5"/>
        </table:table-row>
        <table:table-row table:style-name="ro1">
          <table:table-cell/>
          <table:table-cell table:formula="of:=[.B21]+1" office:value-type="float" office:value="-14" calcext:value-type="float">
            <text:p>-14</text:p>
          </table:table-cell>
          <table:table-cell table:formula="of:=1/SQRT(2 * PI()) * EXP(-0.5*([.B22]/10)^2)" office:value-type="float" office:value="0.149727465635745" calcext:value-type="float">
            <text:p>0.149727465635745</text:p>
          </table:table-cell>
          <table:table-cell table:number-columns-repeated="5"/>
        </table:table-row>
        <table:table-row table:style-name="ro1">
          <table:table-cell/>
          <table:table-cell table:formula="of:=[.B22]+1" office:value-type="float" office:value="-13" calcext:value-type="float">
            <text:p>-13</text:p>
          </table:table-cell>
          <table:table-cell table:formula="of:=1/SQRT(2 * PI()) * EXP(-0.5*([.B23]/10)^2)" office:value-type="float" office:value="0.171368592047807" calcext:value-type="float">
            <text:p>0.171368592047807</text:p>
          </table:table-cell>
          <table:table-cell table:number-columns-repeated="5"/>
        </table:table-row>
        <table:table-row table:style-name="ro1">
          <table:table-cell/>
          <table:table-cell table:formula="of:=[.B23]+1" office:value-type="float" office:value="-12" calcext:value-type="float">
            <text:p>-12</text:p>
          </table:table-cell>
          <table:table-cell table:formula="of:=1/SQRT(2 * PI()) * EXP(-0.5*([.B24]/10)^2)" office:value-type="float" office:value="0.194186054983213" calcext:value-type="float">
            <text:p>0.194186054983213</text:p>
          </table:table-cell>
          <table:table-cell table:number-columns-repeated="5"/>
        </table:table-row>
        <table:table-row table:style-name="ro1">
          <table:table-cell/>
          <table:table-cell table:formula="of:=[.B24]+1" office:value-type="float" office:value="-11" calcext:value-type="float">
            <text:p>-11</text:p>
          </table:table-cell>
          <table:table-cell table:formula="of:=1/SQRT(2 * PI()) * EXP(-0.5*([.B25]/10)^2)" office:value-type="float" office:value="0.217852177032551" calcext:value-type="float">
            <text:p>0.217852177032551</text:p>
          </table:table-cell>
          <table:table-cell table:number-columns-repeated="5"/>
        </table:table-row>
        <table:table-row table:style-name="ro1">
          <table:table-cell/>
          <table:table-cell table:formula="of:=[.B25]+1" office:value-type="float" office:value="-10" calcext:value-type="float">
            <text:p>-10</text:p>
          </table:table-cell>
          <table:table-cell table:formula="of:=1/SQRT(2 * PI()) * EXP(-0.5*([.B26]/10)^2)" office:value-type="float" office:value="0.241970724519143" calcext:value-type="float">
            <text:p>0.241970724519143</text:p>
          </table:table-cell>
          <table:table-cell table:number-columns-repeated="5"/>
        </table:table-row>
        <table:table-row table:style-name="ro1">
          <table:table-cell/>
          <table:table-cell table:formula="of:=[.B26]+1" office:value-type="float" office:value="-9" calcext:value-type="float">
            <text:p>-9</text:p>
          </table:table-cell>
          <table:table-cell table:formula="of:=1/SQRT(2 * PI()) * EXP(-0.5*([.B27]/10)^2)" office:value-type="float" office:value="0.266085249898755" calcext:value-type="float">
            <text:p>0.266085249898755</text:p>
          </table:table-cell>
          <table:table-cell table:number-columns-repeated="5"/>
        </table:table-row>
        <table:table-row table:style-name="ro1">
          <table:table-cell/>
          <table:table-cell table:formula="of:=[.B27]+1" office:value-type="float" office:value="-8" calcext:value-type="float">
            <text:p>-8</text:p>
          </table:table-cell>
          <table:table-cell table:formula="of:=1/SQRT(2 * PI()) * EXP(-0.5*([.B28]/10)^2)" office:value-type="float" office:value="0.289691552761483" calcext:value-type="float">
            <text:p>0.289691552761483</text:p>
          </table:table-cell>
          <table:table-cell table:number-columns-repeated="5"/>
        </table:table-row>
        <table:table-row table:style-name="ro1">
          <table:table-cell/>
          <table:table-cell table:formula="of:=[.B28]+1" office:value-type="float" office:value="-7" calcext:value-type="float">
            <text:p>-7</text:p>
          </table:table-cell>
          <table:table-cell table:formula="of:=1/SQRT(2 * PI()) * EXP(-0.5*([.B29]/10)^2)" office:value-type="float" office:value="0.312253933366761" calcext:value-type="float">
            <text:p>0.312253933366761</text:p>
          </table:table-cell>
          <table:table-cell table:number-columns-repeated="5"/>
        </table:table-row>
        <table:table-row table:style-name="ro1">
          <table:table-cell/>
          <table:table-cell table:formula="of:=[.B29]+1" office:value-type="float" office:value="-6" calcext:value-type="float">
            <text:p>-6</text:p>
          </table:table-cell>
          <table:table-cell table:formula="of:=1/SQRT(2 * PI()) * EXP(-0.5*([.B30]/10)^2)" office:value-type="float" office:value="0.3332246028918" calcext:value-type="float">
            <text:p>0.3332246028918</text:p>
          </table:table-cell>
          <table:table-cell table:number-columns-repeated="5"/>
        </table:table-row>
        <table:table-row table:style-name="ro1">
          <table:table-cell/>
          <table:table-cell table:formula="of:=[.B30]+1" office:value-type="float" office:value="-5" calcext:value-type="float">
            <text:p>-5</text:p>
          </table:table-cell>
          <table:table-cell table:formula="of:=1/SQRT(2 * PI()) * EXP(-0.5*([.B31]/10)^2)" office:value-type="float" office:value="0.3520653267643" calcext:value-type="float">
            <text:p>0.3520653267643</text:p>
          </table:table-cell>
          <table:table-cell table:number-columns-repeated="5"/>
        </table:table-row>
        <table:table-row table:style-name="ro1">
          <table:table-cell/>
          <table:table-cell table:formula="of:=[.B31]+1" office:value-type="float" office:value="-4" calcext:value-type="float">
            <text:p>-4</text:p>
          </table:table-cell>
          <table:table-cell table:formula="of:=1/SQRT(2 * PI()) * EXP(-0.5*([.B32]/10)^2)" office:value-type="float" office:value="0.368270140303323" calcext:value-type="float">
            <text:p>0.368270140303323</text:p>
          </table:table-cell>
          <table:table-cell table:number-columns-repeated="5"/>
        </table:table-row>
        <table:table-row table:style-name="ro1">
          <table:table-cell/>
          <table:table-cell table:formula="of:=[.B32]+1" office:value-type="float" office:value="-3" calcext:value-type="float">
            <text:p>-3</text:p>
          </table:table-cell>
          <table:table-cell table:formula="of:=1/SQRT(2 * PI()) * EXP(-0.5*([.B33]/10)^2)" office:value-type="float" office:value="0.381387815460524" calcext:value-type="float">
            <text:p>0.381387815460524</text:p>
          </table:table-cell>
          <table:table-cell table:number-columns-repeated="5"/>
        </table:table-row>
        <table:table-row table:style-name="ro1">
          <table:table-cell/>
          <table:table-cell table:formula="of:=[.B33]+1" office:value-type="float" office:value="-2" calcext:value-type="float">
            <text:p>-2</text:p>
          </table:table-cell>
          <table:table-cell table:formula="of:=1/SQRT(2 * PI()) * EXP(-0.5*([.B34]/10)^2)" office:value-type="float" office:value="0.391042693975456" calcext:value-type="float">
            <text:p>0.391042693975456</text:p>
          </table:table-cell>
          <table:table-cell table:number-columns-repeated="5"/>
        </table:table-row>
        <table:table-row table:style-name="ro1">
          <table:table-cell/>
          <table:table-cell table:style-name="ce3" table:formula="of:=[.B34]+1" office:value-type="float" office:value="-1" calcext:value-type="float">
            <text:p>-1</text:p>
          </table:table-cell>
          <table:table-cell table:formula="of:=1/SQRT(2 * PI()) * EXP(-0.5*([.B35]/10)^2)" office:value-type="float" office:value="0.396952547477012" calcext:value-type="float">
            <text:p>0.396952547477012</text:p>
          </table:table-cell>
          <table:table-cell table:number-columns-repeated="5"/>
        </table:table-row>
        <table:table-row table:style-name="ro1">
          <table:table-cell/>
          <table:table-cell table:style-name="ce3" table:formula="of:=[.B35]+1" office:value-type="float" office:value="0" calcext:value-type="float">
            <text:p>0</text:p>
          </table:table-cell>
          <table:table-cell table:formula="of:=1/SQRT(2 * PI()) * EXP(-0.5*([.B36]/10)^2)" office:value-type="float" office:value="0.398942280401433" calcext:value-type="float">
            <text:p>0.398942280401433</text:p>
          </table:table-cell>
          <table:table-cell table:number-columns-repeated="5"/>
        </table:table-row>
        <table:table-row table:style-name="ro1">
          <table:table-cell/>
          <table:table-cell table:style-name="ce3" table:formula="of:=[.B36]+1" office:value-type="float" office:value="1" calcext:value-type="float">
            <text:p>1</text:p>
          </table:table-cell>
          <table:table-cell table:formula="of:=1/SQRT(2 * PI()) * EXP(-0.5*([.B37]/10)^2)" office:value-type="float" office:value="0.396952547477012" calcext:value-type="float">
            <text:p>0.396952547477012</text:p>
          </table:table-cell>
          <table:table-cell table:number-columns-repeated="5"/>
        </table:table-row>
        <table:table-row table:style-name="ro1">
          <table:table-cell/>
          <table:table-cell table:formula="of:=[.B37]+1" office:value-type="float" office:value="2" calcext:value-type="float">
            <text:p>2</text:p>
          </table:table-cell>
          <table:table-cell table:formula="of:=1/SQRT(2 * PI()) * EXP(-0.5*([.B38]/10)^2)" office:value-type="float" office:value="0.391042693975456" calcext:value-type="float">
            <text:p>0.391042693975456</text:p>
          </table:table-cell>
          <table:table-cell table:number-columns-repeated="5"/>
        </table:table-row>
        <table:table-row table:style-name="ro1">
          <table:table-cell/>
          <table:table-cell table:formula="of:=[.B38]+1" office:value-type="float" office:value="3" calcext:value-type="float">
            <text:p>3</text:p>
          </table:table-cell>
          <table:table-cell table:formula="of:=1/SQRT(2 * PI()) * EXP(-0.5*([.B39]/10)^2)" office:value-type="float" office:value="0.381387815460524" calcext:value-type="float">
            <text:p>0.381387815460524</text:p>
          </table:table-cell>
          <table:table-cell table:number-columns-repeated="5"/>
        </table:table-row>
        <table:table-row table:style-name="ro1">
          <table:table-cell/>
          <table:table-cell table:formula="of:=[.B39]+1" office:value-type="float" office:value="4" calcext:value-type="float">
            <text:p>4</text:p>
          </table:table-cell>
          <table:table-cell table:formula="of:=1/SQRT(2 * PI()) * EXP(-0.5*([.B40]/10)^2)" office:value-type="float" office:value="0.368270140303323" calcext:value-type="float">
            <text:p>0.368270140303323</text:p>
          </table:table-cell>
          <table:table-cell table:number-columns-repeated="5"/>
        </table:table-row>
        <table:table-row table:style-name="ro1">
          <table:table-cell/>
          <table:table-cell table:formula="of:=[.B40]+1" office:value-type="float" office:value="5" calcext:value-type="float">
            <text:p>5</text:p>
          </table:table-cell>
          <table:table-cell table:formula="of:=1/SQRT(2 * PI()) * EXP(-0.5*([.B41]/10)^2)" office:value-type="float" office:value="0.3520653267643" calcext:value-type="float">
            <text:p>0.3520653267643</text:p>
          </table:table-cell>
          <table:table-cell table:number-columns-repeated="5"/>
        </table:table-row>
        <table:table-row table:style-name="ro1">
          <table:table-cell/>
          <table:table-cell table:formula="of:=[.B41]+1" office:value-type="float" office:value="6" calcext:value-type="float">
            <text:p>6</text:p>
          </table:table-cell>
          <table:table-cell table:formula="of:=1/SQRT(2 * PI()) * EXP(-0.5*([.B42]/10)^2)" office:value-type="float" office:value="0.3332246028918" calcext:value-type="float">
            <text:p>0.3332246028918</text:p>
          </table:table-cell>
          <table:table-cell table:number-columns-repeated="5"/>
        </table:table-row>
        <table:table-row table:style-name="ro1">
          <table:table-cell/>
          <table:table-cell table:formula="of:=[.B42]+1" office:value-type="float" office:value="7" calcext:value-type="float">
            <text:p>7</text:p>
          </table:table-cell>
          <table:table-cell table:formula="of:=1/SQRT(2 * PI()) * EXP(-0.5*([.B43]/10)^2)" office:value-type="float" office:value="0.312253933366761" calcext:value-type="float">
            <text:p>0.312253933366761</text:p>
          </table:table-cell>
          <table:table-cell table:number-columns-repeated="5"/>
        </table:table-row>
        <table:table-row table:style-name="ro1">
          <table:table-cell/>
          <table:table-cell table:formula="of:=[.B43]+1" office:value-type="float" office:value="8" calcext:value-type="float">
            <text:p>8</text:p>
          </table:table-cell>
          <table:table-cell table:formula="of:=1/SQRT(2 * PI()) * EXP(-0.5*([.B44]/10)^2)" office:value-type="float" office:value="0.289691552761483" calcext:value-type="float">
            <text:p>0.289691552761483</text:p>
          </table:table-cell>
          <table:table-cell table:number-columns-repeated="4"/>
          <table:table-cell>
            <draw:frame draw:z-index="1" draw:style-name="gr1" draw:text-style-name="P1" svg:width="6.2988in" svg:height="3.5429in" svg:x="0.0004in" svg:y="0.0004in">
              <draw:object draw:notify-on-update-of-ranges="Sheet4.B6:Sheet4.B66 Sheet4.C6:Sheet4.C66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/>
          <table:table-cell table:formula="of:=[.B44]+1" office:value-type="float" office:value="9" calcext:value-type="float">
            <text:p>9</text:p>
          </table:table-cell>
          <table:table-cell table:formula="of:=1/SQRT(2 * PI()) * EXP(-0.5*([.B45]/10)^2)" office:value-type="float" office:value="0.266085249898755" calcext:value-type="float">
            <text:p>0.266085249898755</text:p>
          </table:table-cell>
          <table:table-cell table:number-columns-repeated="5"/>
        </table:table-row>
        <table:table-row table:style-name="ro1">
          <table:table-cell/>
          <table:table-cell table:formula="of:=[.B45]+1" office:value-type="float" office:value="10" calcext:value-type="float">
            <text:p>10</text:p>
          </table:table-cell>
          <table:table-cell table:formula="of:=1/SQRT(2 * PI()) * EXP(-0.5*([.B46]/10)^2)" office:value-type="float" office:value="0.241970724519143" calcext:value-type="float">
            <text:p>0.241970724519143</text:p>
          </table:table-cell>
          <table:table-cell table:number-columns-repeated="5"/>
        </table:table-row>
        <table:table-row table:style-name="ro1">
          <table:table-cell/>
          <table:table-cell table:formula="of:=[.B46]+1" office:value-type="float" office:value="11" calcext:value-type="float">
            <text:p>11</text:p>
          </table:table-cell>
          <table:table-cell table:formula="of:=1/SQRT(2 * PI()) * EXP(-0.5*([.B47]/10)^2)" office:value-type="float" office:value="0.217852177032551" calcext:value-type="float">
            <text:p>0.217852177032551</text:p>
          </table:table-cell>
          <table:table-cell table:number-columns-repeated="5"/>
        </table:table-row>
        <table:table-row table:style-name="ro1">
          <table:table-cell/>
          <table:table-cell table:formula="of:=[.B47]+1" office:value-type="float" office:value="12" calcext:value-type="float">
            <text:p>12</text:p>
          </table:table-cell>
          <table:table-cell table:formula="of:=1/SQRT(2 * PI()) * EXP(-0.5*([.B48]/10)^2)" office:value-type="float" office:value="0.194186054983213" calcext:value-type="float">
            <text:p>0.194186054983213</text:p>
          </table:table-cell>
          <table:table-cell table:number-columns-repeated="5"/>
        </table:table-row>
        <table:table-row table:style-name="ro1">
          <table:table-cell/>
          <table:table-cell table:formula="of:=[.B48]+1" office:value-type="float" office:value="13" calcext:value-type="float">
            <text:p>13</text:p>
          </table:table-cell>
          <table:table-cell table:formula="of:=1/SQRT(2 * PI()) * EXP(-0.5*([.B49]/10)^2)" office:value-type="float" office:value="0.171368592047807" calcext:value-type="float">
            <text:p>0.171368592047807</text:p>
          </table:table-cell>
          <table:table-cell table:number-columns-repeated="5"/>
        </table:table-row>
        <table:table-row table:style-name="ro1">
          <table:table-cell/>
          <table:table-cell table:formula="of:=[.B49]+1" office:value-type="float" office:value="14" calcext:value-type="float">
            <text:p>14</text:p>
          </table:table-cell>
          <table:table-cell table:formula="of:=1/SQRT(2 * PI()) * EXP(-0.5*([.B50]/10)^2)" office:value-type="float" office:value="0.149727465635745" calcext:value-type="float">
            <text:p>0.149727465635745</text:p>
          </table:table-cell>
          <table:table-cell table:number-columns-repeated="5"/>
        </table:table-row>
        <table:table-row table:style-name="ro1">
          <table:table-cell/>
          <table:table-cell table:formula="of:=[.B50]+1" office:value-type="float" office:value="15" calcext:value-type="float">
            <text:p>15</text:p>
          </table:table-cell>
          <table:table-cell table:formula="of:=1/SQRT(2 * PI()) * EXP(-0.5*([.B51]/10)^2)" office:value-type="float" office:value="0.129517595665892" calcext:value-type="float">
            <text:p>0.129517595665892</text:p>
          </table:table-cell>
          <table:table-cell table:number-columns-repeated="5"/>
        </table:table-row>
        <table:table-row table:style-name="ro1">
          <table:table-cell/>
          <table:table-cell table:formula="of:=[.B51]+1" office:value-type="float" office:value="16" calcext:value-type="float">
            <text:p>16</text:p>
          </table:table-cell>
          <table:table-cell table:formula="of:=1/SQRT(2 * PI()) * EXP(-0.5*([.B52]/10)^2)" office:value-type="float" office:value="0.110920834679456" calcext:value-type="float">
            <text:p>0.110920834679456</text:p>
          </table:table-cell>
          <table:table-cell table:number-columns-repeated="5"/>
        </table:table-row>
        <table:table-row table:style-name="ro1">
          <table:table-cell/>
          <table:table-cell table:formula="of:=[.B52]+1" office:value-type="float" office:value="17" calcext:value-type="float">
            <text:p>17</text:p>
          </table:table-cell>
          <table:table-cell table:formula="of:=1/SQRT(2 * PI()) * EXP(-0.5*([.B53]/10)^2)" office:value-type="float" office:value="0.094049077376887" calcext:value-type="float">
            <text:p>0.094049077376887</text:p>
          </table:table-cell>
          <table:table-cell table:number-columns-repeated="5"/>
        </table:table-row>
        <table:table-row table:style-name="ro1">
          <table:table-cell/>
          <table:table-cell table:formula="of:=[.B53]+1" office:value-type="float" office:value="18" calcext:value-type="float">
            <text:p>18</text:p>
          </table:table-cell>
          <table:table-cell table:formula="of:=1/SQRT(2 * PI()) * EXP(-0.5*([.B54]/10)^2)" office:value-type="float" office:value="0.0789501583008942" calcext:value-type="float">
            <text:p>0.0789501583008942</text:p>
          </table:table-cell>
          <table:table-cell table:number-columns-repeated="5"/>
        </table:table-row>
        <table:table-row table:style-name="ro1">
          <table:table-cell/>
          <table:table-cell table:formula="of:=[.B54]+1" office:value-type="float" office:value="19" calcext:value-type="float">
            <text:p>19</text:p>
          </table:table-cell>
          <table:table-cell table:formula="of:=1/SQRT(2 * PI()) * EXP(-0.5*([.B55]/10)^2)" office:value-type="float" office:value="0.0656158147746766" calcext:value-type="float">
            <text:p>0.0656158147746766</text:p>
          </table:table-cell>
          <table:table-cell table:number-columns-repeated="5"/>
        </table:table-row>
        <table:table-row table:style-name="ro1">
          <table:table-cell/>
          <table:table-cell table:formula="of:=[.B55]+1" office:value-type="float" office:value="20" calcext:value-type="float">
            <text:p>20</text:p>
          </table:table-cell>
          <table:table-cell table:formula="of:=1/SQRT(2 * PI()) * EXP(-0.5*([.B56]/10)^2)" office:value-type="float" office:value="0.0539909665131881" calcext:value-type="float">
            <text:p>0.0539909665131881</text:p>
          </table:table-cell>
          <table:table-cell table:number-columns-repeated="5"/>
        </table:table-row>
        <table:table-row table:style-name="ro1">
          <table:table-cell/>
          <table:table-cell table:formula="of:=[.B56]+1" office:value-type="float" office:value="21" calcext:value-type="float">
            <text:p>21</text:p>
          </table:table-cell>
          <table:table-cell table:formula="of:=1/SQRT(2 * PI()) * EXP(-0.5*([.B57]/10)^2)" office:value-type="float" office:value="0.0439835959804272" calcext:value-type="float">
            <text:p>0.0439835959804272</text:p>
          </table:table-cell>
          <table:table-cell table:number-columns-repeated="5"/>
        </table:table-row>
        <table:table-row table:style-name="ro1">
          <table:table-cell/>
          <table:table-cell table:formula="of:=[.B57]+1" office:value-type="float" office:value="22" calcext:value-type="float">
            <text:p>22</text:p>
          </table:table-cell>
          <table:table-cell table:formula="of:=1/SQRT(2 * PI()) * EXP(-0.5*([.B58]/10)^2)" office:value-type="float" office:value="0.0354745928462314" calcext:value-type="float">
            <text:p>0.0354745928462314</text:p>
          </table:table-cell>
          <table:table-cell table:number-columns-repeated="5"/>
        </table:table-row>
        <table:table-row table:style-name="ro1">
          <table:table-cell/>
          <table:table-cell table:formula="of:=[.B58]+1" office:value-type="float" office:value="23" calcext:value-type="float">
            <text:p>23</text:p>
          </table:table-cell>
          <table:table-cell table:formula="of:=1/SQRT(2 * PI()) * EXP(-0.5*([.B59]/10)^2)" office:value-type="float" office:value="0.0283270377416012" calcext:value-type="float">
            <text:p>0.0283270377416012</text:p>
          </table:table-cell>
          <table:table-cell table:number-columns-repeated="5"/>
        </table:table-row>
        <table:table-row table:style-name="ro1">
          <table:table-cell/>
          <table:table-cell table:formula="of:=[.B59]+1" office:value-type="float" office:value="24" calcext:value-type="float">
            <text:p>24</text:p>
          </table:table-cell>
          <table:table-cell table:formula="of:=1/SQRT(2 * PI()) * EXP(-0.5*([.B60]/10)^2)" office:value-type="float" office:value="0.0223945302948429" calcext:value-type="float">
            <text:p>0.0223945302948429</text:p>
          </table:table-cell>
          <table:table-cell table:number-columns-repeated="5"/>
        </table:table-row>
        <table:table-row table:style-name="ro1">
          <table:table-cell/>
          <table:table-cell table:formula="of:=[.B60]+1" office:value-type="float" office:value="25" calcext:value-type="float">
            <text:p>25</text:p>
          </table:table-cell>
          <table:table-cell table:formula="of:=1/SQRT(2 * PI()) * EXP(-0.5*([.B61]/10)^2)" office:value-type="float" office:value="0.0175283004935685" calcext:value-type="float">
            <text:p>0.0175283004935685</text:p>
          </table:table-cell>
          <table:table-cell table:number-columns-repeated="5"/>
        </table:table-row>
        <table:table-row table:style-name="ro1">
          <table:table-cell/>
          <table:table-cell table:formula="of:=[.B61]+1" office:value-type="float" office:value="26" calcext:value-type="float">
            <text:p>26</text:p>
          </table:table-cell>
          <table:table-cell table:formula="of:=1/SQRT(2 * PI()) * EXP(-0.5*([.B62]/10)^2)" office:value-type="float" office:value="0.0135829692336856" calcext:value-type="float">
            <text:p>0.0135829692336856</text:p>
          </table:table-cell>
          <table:table-cell table:number-columns-repeated="5"/>
        </table:table-row>
        <table:table-row table:style-name="ro1">
          <table:table-cell/>
          <table:table-cell table:formula="of:=[.B62]+1" office:value-type="float" office:value="27" calcext:value-type="float">
            <text:p>27</text:p>
          </table:table-cell>
          <table:table-cell table:formula="of:=1/SQRT(2 * PI()) * EXP(-0.5*([.B63]/10)^2)" office:value-type="float" office:value="0.0104209348144226" calcext:value-type="float">
            <text:p>0.0104209348144226</text:p>
          </table:table-cell>
          <table:table-cell table:number-columns-repeated="5"/>
        </table:table-row>
        <table:table-row table:style-name="ro1">
          <table:table-cell/>
          <table:table-cell table:formula="of:=[.B63]+1" office:value-type="float" office:value="28" calcext:value-type="float">
            <text:p>28</text:p>
          </table:table-cell>
          <table:table-cell table:formula="of:=1/SQRT(2 * PI()) * EXP(-0.5*([.B64]/10)^2)" office:value-type="float" office:value="0.00791545158297997" calcext:value-type="float">
            <text:p>0.00791545158297997</text:p>
          </table:table-cell>
          <table:table-cell table:number-columns-repeated="5"/>
        </table:table-row>
        <table:table-row table:style-name="ro1">
          <table:table-cell/>
          <table:table-cell table:formula="of:=[.B64]+1" office:value-type="float" office:value="29" calcext:value-type="float">
            <text:p>29</text:p>
          </table:table-cell>
          <table:table-cell table:formula="of:=1/SQRT(2 * PI()) * EXP(-0.5*([.B65]/10)^2)" office:value-type="float" office:value="0.00595253241977585" calcext:value-type="float">
            <text:p>0.00595253241977585</text:p>
          </table:table-cell>
          <table:table-cell table:number-columns-repeated="5"/>
        </table:table-row>
        <table:table-row table:style-name="ro1">
          <table:table-cell/>
          <table:table-cell table:formula="of:=[.B65]+1" office:value-type="float" office:value="30" calcext:value-type="float">
            <text:p>30</text:p>
          </table:table-cell>
          <table:table-cell table:formula="of:=1/SQRT(2 * PI()) * EXP(-0.5*([.B66]/10)^2)" office:value-type="float" office:value="0.00443184841193801" calcext:value-type="float">
            <text:p>0.0044318484119380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9">00/00/0000</text:date>, <text:time style:data-style-name="N2" text:time-value="22:44:06.6888080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19:02:23.996010968</meta:creation-date>
    <dc:date>2024-09-19T22:45:34.633662674</dc:date>
    <meta:editing-duration>P10DT23H47M47S</meta:editing-duration>
    <meta:editing-cycles>5</meta:editing-cycles>
    <meta:generator>LibreOffice/7.5.9.2$Linux_X86_64 LibreOffice_project/50$Build-2</meta:generator>
    <meta:document-statistic meta:table-count="4" meta:cell-count="346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Sheet1.B6:Sheet1.C11 Sheet1.A1:Sheet1.A1" chart:data-source-has-labels="both" svg:x="0.32cm" svg:y="0.18cm" svg:width="13.097cm" svg:height="8.64cm">
          <chart:coordinate-region svg:x="0.756cm" svg:y="0.379cm" svg:width="12.661cm" svg:height="7.794cm"/>
          <chart:axis chart:dimension="x" chart:name="primary-x" chart:style-name="ch4" chartooo:axis-type="auto">
            <chartooo:date-scale/>
            <chart:categories table:cell-range-address="Sheet1.B6:Sheet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6:Sheet1.C11" chart:label-cell-address="Sheet1.A1:Sheet1.A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Sheet1.B6:Sheet1.B11</svg:desc>
                </draw:g>
              </table:table-cell>
              <table:table-cell office:value-type="float" office:value="1">
                <text:p>1</text:p>
                <draw:g>
                  <svg:desc>Sheet1.C6:Sheet1.C1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plot-area chart:style-name="ch2" table:cell-range-address="Sheet2.B1:Sheet2.B61" svg:x="0.32cm" svg:y="0.18cm" svg:width="15.36cm" svg:height="8.64cm">
          <chart:coordinate-region svg:x="1.418cm" svg:y="0.379cm" svg:width="14.122cm" svg:height="7.64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2.B1:Sheet2.B61" chart:class="chart:area">
            <chart:data-point chart:repeated="6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443184841193801">
                <text:p>0.000443184841193801</text:p>
                <draw:g>
                  <svg:desc>Sheet2.B1:Sheet2.B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595253241977585">
                <text:p>0.0005952532419775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791545158297997">
                <text:p>0.000791545158297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04209348144226">
                <text:p>0.00104209348144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35829692336856">
                <text:p>0.001358296923368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75283004935685">
                <text:p>0.001752830049356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23945302948429">
                <text:p>0.00223945302948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83270377416012">
                <text:p>0.002832703774160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54745928462314">
                <text:p>0.003547459284623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39835959804272">
                <text:p>0.004398359598042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539909665131881">
                <text:p>0.005399096651318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656158147746766">
                <text:p>0.006561581477467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789501583008942">
                <text:p>0.007895015830089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94049077376887">
                <text:p>0.00940490773768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10920834679456">
                <text:p>0.01109208346794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29517595665892">
                <text:p>0.01295175956658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49727465635745">
                <text:p>0.01497274656357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71368592047807">
                <text:p>0.01713685920478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94186054983213">
                <text:p>0.01941860549832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17852177032551">
                <text:p>0.02178521770325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41970724519143">
                <text:p>0.02419707245191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66085249898755">
                <text:p>0.02660852498987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89691552761483">
                <text:p>0.02896915527614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12253933366761">
                <text:p>0.03122539333667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332246028918">
                <text:p>0.033322460289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520653267643">
                <text:p>0.035206532676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68270140303323">
                <text:p>0.03682701403033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81387815460524">
                <text:p>0.03813878154605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91042693975456">
                <text:p>0.03910426939754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96952547477012">
                <text:p>0.03969525474770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98942280401433">
                <text:p>0.03989422804014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96952547477012">
                <text:p>0.03969525474770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91042693975456">
                <text:p>0.03910426939754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81387815460524">
                <text:p>0.03813878154605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68270140303323">
                <text:p>0.03682701403033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520653267643">
                <text:p>0.035206532676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332246028918">
                <text:p>0.033322460289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12253933366761">
                <text:p>0.03122539333667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89691552761483">
                <text:p>0.02896915527614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66085249898755">
                <text:p>0.02660852498987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41970724519143">
                <text:p>0.02419707245191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17852177032551">
                <text:p>0.02178521770325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94186054983213">
                <text:p>0.01941860549832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71368592047807">
                <text:p>0.01713685920478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49727465635745">
                <text:p>0.01497274656357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29517595665892">
                <text:p>0.01295175956658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10920834679456">
                <text:p>0.01109208346794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94049077376887">
                <text:p>0.00940490773768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789501583008942">
                <text:p>0.007895015830089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656158147746766">
                <text:p>0.006561581477467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539909665131881">
                <text:p>0.005399096651318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439835959804272">
                <text:p>0.004398359598042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354745928462314">
                <text:p>0.003547459284623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283270377416012">
                <text:p>0.002832703774160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223945302948429">
                <text:p>0.002239453029484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175283004935685">
                <text:p>0.001752830049356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35829692336856">
                <text:p>0.001358296923368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104209348144226">
                <text:p>0.001042093481442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791545158297997">
                <text:p>0.0007915451582979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595253241977585">
                <text:p>0.0005952532419775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443184841193801">
                <text:p>0.0004431848411938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46cm" svg:y="4.204cm" style:legend-expansion="high" chart:style-name="ch2"/>
        <chart:plot-area chart:style-name="ch3" table:cell-range-address="Sheet3.B2:Sheet3.C43" chart:data-source-has-labels="both" svg:x="0.319cm" svg:y="0.18cm" svg:width="12.508cm" svg:height="8.646cm">
          <chart:coordinate-region svg:x="1.046cm" svg:y="0.38cm" svg:width="11.641cm" svg:height="7.58cm"/>
          <chart:axis chart:dimension="x" chart:name="primary-x" chart:style-name="ch4" chartooo:axis-type="auto">
            <chartooo:date-scale/>
            <chart:categories table:cell-range-address="Sheet3.B3:Sheet3.B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3.C3:Sheet3.C43" chart:label-cell-address="Sheet3.C2:Sheet3.C2" chart:class="chart:line"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 (-x^2)</text:p>
                <draw:g>
                  <svg:desc>Sheet3.C2:Sheet3.C2</svg:desc>
                </draw:g>
              </table:table-cell>
            </table:table-row>
          </table:table-header-rows>
          <table:table-rows>
            <table:table-row>
              <table:table-cell office:value-type="float" office:value="-20">
                <text:p>-20</text:p>
                <draw:g>
                  <svg:desc>Sheet3.B3:Sheet3.B43</svg:desc>
                </draw:g>
              </table:table-cell>
              <table:table-cell office:value-type="float" office:value="1.91516959671401E-174">
                <text:p>1.91516959671401E-174</text:p>
                <draw:g>
                  <svg:desc>Sheet3.C3:Sheet3.C43</svg:desc>
                </draw:g>
              </table:table-cell>
            </table:table-row>
            <table:table-row>
              <table:table-cell office:value-type="float" office:value="-19">
                <text:p>-19</text:p>
              </table:table-cell>
              <table:table-cell office:value-type="float" office:value="1.65841047768115E-157">
                <text:p>1.65841047768115E-157</text:p>
              </table:table-cell>
            </table:table-row>
            <table:table-row>
              <table:table-cell office:value-type="float" office:value="-18">
                <text:p>-18</text:p>
              </table:table-cell>
              <table:table-cell office:value-type="float" office:value="1.94351485004929E-141">
                <text:p>1.94351485004929E-141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3.0824406969491E-126">
                <text:p>3.0824406969491E-126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6.61626105670949E-112">
                <text:p>6.61626105670949E-112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1.92194772782385E-098">
                <text:p>1.92194772782385E-098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7.55581901971196E-086">
                <text:p>7.55581901971196E-086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4.02006021574336E-074">
                <text:p>4.02006021574336E-074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2.8946403116483E-063">
                <text:p>2.8946403116483E-063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2.82077008846014E-053">
                <text:p>2.82077008846014E-053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3.72007597602084E-044">
                <text:p>3.72007597602084E-044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6.63967719958074E-036">
                <text:p>6.63967719958074E-036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1.60381089054864E-028">
                <text:p>1.60381089054864E-028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5.24288566336346E-022">
                <text:p>5.24288566336346E-022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2.31952283024357E-016">
                <text:p>2.31952283024357E-016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00000000001388794386">
                <text:p>0.00000000001388794386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00000011253517471926">
                <text:p>0.00000011253517471926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00012340980408668">
                <text:p>0.00012340980408668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0183156388887342">
                <text:p>0.0183156388887342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367879441171442">
                <text:p>0.36787944117144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67879441171442">
                <text:p>0.36787944117144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83156388887342">
                <text:p>0.018315638888734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12340980408668">
                <text:p>0.0001234098040866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0011253517471926">
                <text:p>0.0000001125351747192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00000001388794386">
                <text:p>0.0000000000138879438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31952283024357E-016">
                <text:p>2.31952283024357E-01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.24288566336346E-022">
                <text:p>5.24288566336346E-02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60381089054864E-028">
                <text:p>1.60381089054864E-02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.63967719958074E-036">
                <text:p>6.63967719958074E-0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72007597602084E-044">
                <text:p>3.72007597602084E-04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82077008846014E-053">
                <text:p>2.82077008846014E-05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8946403116483E-063">
                <text:p>2.8946403116483E-06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.02006021574336E-074">
                <text:p>4.02006021574336E-07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.55581901971196E-086">
                <text:p>7.55581901971196E-08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92194772782385E-098">
                <text:p>1.92194772782385E-09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.61626105670949E-112">
                <text:p>6.61626105670949E-11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.0824406969491E-126">
                <text:p>3.0824406969491E-12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94351485004929E-141">
                <text:p>1.94351485004929E-14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65841047768115E-157">
                <text:p>1.65841047768115E-15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91516959671401E-174">
                <text:p>1.91516959671401E-1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plot-area chart:style-name="ch2" table:cell-range-address="Sheet4.B6:Sheet4.C66" chart:data-source-has-labels="column" svg:x="0.32cm" svg:y="0.18cm" svg:width="15.36cm" svg:height="8.64cm">
          <chart:coordinate-region svg:x="1.232cm" svg:y="0.379cm" svg:width="14.308cm" svg:height="7.575cm"/>
          <chart:axis chart:dimension="x" chart:name="primary-x" chart:style-name="ch3" chartooo:axis-type="auto">
            <chartooo:date-scale/>
            <chart:categories table:cell-range-address="Sheet4.B6:Sheet4.B66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4.C6:Sheet4.C66" chart:class="chart:area">
            <chart:data-point chart:repeated="6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-30">
                <text:p>-30</text:p>
                <draw:g>
                  <svg:desc>Sheet4.B6:Sheet4.B66</svg:desc>
                </draw:g>
              </table:table-cell>
              <table:table-cell office:value-type="float" office:value="0.00443184841193801">
                <text:p>0.00443184841193801</text:p>
                <draw:g>
                  <svg:desc>Sheet4.C6:Sheet4.C66</svg:desc>
                </draw:g>
              </table:table-cell>
            </table:table-row>
            <table:table-row>
              <table:table-cell office:value-type="float" office:value="-29">
                <text:p>-29</text:p>
              </table:table-cell>
              <table:table-cell office:value-type="float" office:value="0.00595253241977585">
                <text:p>0.00595253241977585</text:p>
              </table:table-cell>
            </table:table-row>
            <table:table-row>
              <table:table-cell office:value-type="float" office:value="-28">
                <text:p>-28</text:p>
              </table:table-cell>
              <table:table-cell office:value-type="float" office:value="0.00791545158297997">
                <text:p>0.00791545158297997</text:p>
              </table:table-cell>
            </table:table-row>
            <table:table-row>
              <table:table-cell office:value-type="float" office:value="-27">
                <text:p>-27</text:p>
              </table:table-cell>
              <table:table-cell office:value-type="float" office:value="0.0104209348144226">
                <text:p>0.0104209348144226</text:p>
              </table:table-cell>
            </table:table-row>
            <table:table-row>
              <table:table-cell office:value-type="float" office:value="-26">
                <text:p>-26</text:p>
              </table:table-cell>
              <table:table-cell office:value-type="float" office:value="0.0135829692336856">
                <text:p>0.0135829692336856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0.0175283004935685">
                <text:p>0.0175283004935685</text:p>
              </table:table-cell>
            </table:table-row>
            <table:table-row>
              <table:table-cell office:value-type="float" office:value="-24">
                <text:p>-24</text:p>
              </table:table-cell>
              <table:table-cell office:value-type="float" office:value="0.0223945302948429">
                <text:p>0.0223945302948429</text:p>
              </table:table-cell>
            </table:table-row>
            <table:table-row>
              <table:table-cell office:value-type="float" office:value="-23">
                <text:p>-23</text:p>
              </table:table-cell>
              <table:table-cell office:value-type="float" office:value="0.0283270377416012">
                <text:p>0.0283270377416012</text:p>
              </table:table-cell>
            </table:table-row>
            <table:table-row>
              <table:table-cell office:value-type="float" office:value="-22">
                <text:p>-22</text:p>
              </table:table-cell>
              <table:table-cell office:value-type="float" office:value="0.0354745928462314">
                <text:p>0.0354745928462314</text:p>
              </table:table-cell>
            </table:table-row>
            <table:table-row>
              <table:table-cell office:value-type="float" office:value="-21">
                <text:p>-21</text:p>
              </table:table-cell>
              <table:table-cell office:value-type="float" office:value="0.0439835959804272">
                <text:p>0.0439835959804272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0.0539909665131881">
                <text:p>0.0539909665131881</text:p>
              </table:table-cell>
            </table:table-row>
            <table:table-row>
              <table:table-cell office:value-type="float" office:value="-19">
                <text:p>-19</text:p>
              </table:table-cell>
              <table:table-cell office:value-type="float" office:value="0.0656158147746766">
                <text:p>0.0656158147746766</text:p>
              </table:table-cell>
            </table:table-row>
            <table:table-row>
              <table:table-cell office:value-type="float" office:value="-18">
                <text:p>-18</text:p>
              </table:table-cell>
              <table:table-cell office:value-type="float" office:value="0.0789501583008942">
                <text:p>0.0789501583008942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0.094049077376887">
                <text:p>0.094049077376887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0.110920834679456">
                <text:p>0.110920834679456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0.129517595665892">
                <text:p>0.129517595665892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0.149727465635745">
                <text:p>0.149727465635745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171368592047807">
                <text:p>0.171368592047807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194186054983213">
                <text:p>0.194186054983213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217852177032551">
                <text:p>0.217852177032551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241970724519143">
                <text:p>0.241970724519143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266085249898755">
                <text:p>0.266085249898755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289691552761483">
                <text:p>0.289691552761483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312253933366761">
                <text:p>0.312253933366761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3332246028918">
                <text:p>0.3332246028918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3520653267643">
                <text:p>0.3520653267643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368270140303323">
                <text:p>0.368270140303323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381387815460524">
                <text:p>0.381387815460524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391042693975456">
                <text:p>0.391042693975456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396952547477012">
                <text:p>0.39695254747701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398942280401433">
                <text:p>0.39894228040143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96952547477012">
                <text:p>0.39695254747701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91042693975456">
                <text:p>0.39104269397545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81387815460524">
                <text:p>0.38138781546052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68270140303323">
                <text:p>0.36827014030332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520653267643">
                <text:p>0.352065326764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332246028918">
                <text:p>0.333224602891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12253933366761">
                <text:p>0.31225393336676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89691552761483">
                <text:p>0.28969155276148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66085249898755">
                <text:p>0.2660852498987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41970724519143">
                <text:p>0.24197072451914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17852177032551">
                <text:p>0.21785217703255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94186054983213">
                <text:p>0.19418605498321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71368592047807">
                <text:p>0.17136859204780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49727465635745">
                <text:p>0.14972746563574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29517595665892">
                <text:p>0.12951759566589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10920834679456">
                <text:p>0.11092083467945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94049077376887">
                <text:p>0.09404907737688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789501583008942">
                <text:p>0.078950158300894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656158147746766">
                <text:p>0.065615814774676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539909665131881">
                <text:p>0.053990966513188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439835959804272">
                <text:p>0.043983595980427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354745928462314">
                <text:p>0.035474592846231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283270377416012">
                <text:p>0.028327037741601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223945302948429">
                <text:p>0.022394530294842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175283004935685">
                <text:p>0.017528300493568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135829692336856">
                <text:p>0.013582969233685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104209348144226">
                <text:p>0.010420934814422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791545158297997">
                <text:p>0.0079154515829799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595253241977585">
                <text:p>0.0059525324197758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443184841193801">
                <text:p>0.004431848411938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5" style:family="chart">
      <style:graphic-properties draw:stroke="solid" svg:stroke-color="#b3b3b3" draw:fill="none" draw:fill-color="#e6e6e6"/>
    </style:style>
    <style:style style:name="ch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plot-area chart:style-name="ch2" table:cell-range-address="Sheet4.B6:Sheet4.C66" chart:data-source-has-labels="column" svg:x="0.32cm" svg:y="0.18cm" svg:width="15.36cm" svg:height="8.64cm">
          <chart:coordinate-region svg:x="0.32cm" svg:y="0.18cm" svg:width="15.36cm" svg:height="8.64cm"/>
          <chart:axis chart:dimension="x" chart:name="primary-x" chart:style-name="ch3" chartooo:axis-type="auto">
            <chartooo:date-scale/>
            <chart:categories table:cell-range-address="Sheet4.B6:Sheet4.B66"/>
          </chart:axis>
          <chart:axis chart:dimension="y" chart:name="primary-y" chart:style-name="ch3"/>
          <chart:series chart:style-name="ch4" chart:values-cell-range-address="Sheet4.C6:Sheet4.C66" chart:class="chart:area">
            <chart:data-point chart:repeated="61"/>
          </chart:serie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-30">
                <text:p>-30</text:p>
                <draw:g>
                  <svg:desc>Sheet4.B6:Sheet4.B66</svg:desc>
                </draw:g>
              </table:table-cell>
              <table:table-cell office:value-type="float" office:value="0.00443184841193801">
                <text:p>0.00443184841193801</text:p>
                <draw:g>
                  <svg:desc>Sheet4.C6:Sheet4.C66</svg:desc>
                </draw:g>
              </table:table-cell>
            </table:table-row>
            <table:table-row>
              <table:table-cell office:value-type="float" office:value="-29">
                <text:p>-29</text:p>
              </table:table-cell>
              <table:table-cell office:value-type="float" office:value="0.00595253241977585">
                <text:p>0.00595253241977585</text:p>
              </table:table-cell>
            </table:table-row>
            <table:table-row>
              <table:table-cell office:value-type="float" office:value="-28">
                <text:p>-28</text:p>
              </table:table-cell>
              <table:table-cell office:value-type="float" office:value="0.00791545158297997">
                <text:p>0.00791545158297997</text:p>
              </table:table-cell>
            </table:table-row>
            <table:table-row>
              <table:table-cell office:value-type="float" office:value="-27">
                <text:p>-27</text:p>
              </table:table-cell>
              <table:table-cell office:value-type="float" office:value="0.0104209348144226">
                <text:p>0.0104209348144226</text:p>
              </table:table-cell>
            </table:table-row>
            <table:table-row>
              <table:table-cell office:value-type="float" office:value="-26">
                <text:p>-26</text:p>
              </table:table-cell>
              <table:table-cell office:value-type="float" office:value="0.0135829692336856">
                <text:p>0.0135829692336856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0.0175283004935685">
                <text:p>0.0175283004935685</text:p>
              </table:table-cell>
            </table:table-row>
            <table:table-row>
              <table:table-cell office:value-type="float" office:value="-24">
                <text:p>-24</text:p>
              </table:table-cell>
              <table:table-cell office:value-type="float" office:value="0.0223945302948429">
                <text:p>0.0223945302948429</text:p>
              </table:table-cell>
            </table:table-row>
            <table:table-row>
              <table:table-cell office:value-type="float" office:value="-23">
                <text:p>-23</text:p>
              </table:table-cell>
              <table:table-cell office:value-type="float" office:value="0.0283270377416012">
                <text:p>0.0283270377416012</text:p>
              </table:table-cell>
            </table:table-row>
            <table:table-row>
              <table:table-cell office:value-type="float" office:value="-22">
                <text:p>-22</text:p>
              </table:table-cell>
              <table:table-cell office:value-type="float" office:value="0.0354745928462314">
                <text:p>0.0354745928462314</text:p>
              </table:table-cell>
            </table:table-row>
            <table:table-row>
              <table:table-cell office:value-type="float" office:value="-21">
                <text:p>-21</text:p>
              </table:table-cell>
              <table:table-cell office:value-type="float" office:value="0.0439835959804272">
                <text:p>0.0439835959804272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0.0539909665131881">
                <text:p>0.0539909665131881</text:p>
              </table:table-cell>
            </table:table-row>
            <table:table-row>
              <table:table-cell office:value-type="float" office:value="-19">
                <text:p>-19</text:p>
              </table:table-cell>
              <table:table-cell office:value-type="float" office:value="0.0656158147746766">
                <text:p>0.0656158147746766</text:p>
              </table:table-cell>
            </table:table-row>
            <table:table-row>
              <table:table-cell office:value-type="float" office:value="-18">
                <text:p>-18</text:p>
              </table:table-cell>
              <table:table-cell office:value-type="float" office:value="0.0789501583008942">
                <text:p>0.0789501583008942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0.094049077376887">
                <text:p>0.094049077376887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0.110920834679456">
                <text:p>0.110920834679456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0.129517595665892">
                <text:p>0.129517595665892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0.149727465635745">
                <text:p>0.149727465635745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171368592047807">
                <text:p>0.171368592047807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194186054983213">
                <text:p>0.194186054983213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217852177032551">
                <text:p>0.217852177032551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241970724519143">
                <text:p>0.241970724519143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266085249898755">
                <text:p>0.266085249898755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289691552761483">
                <text:p>0.289691552761483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312253933366761">
                <text:p>0.312253933366761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3332246028918">
                <text:p>0.3332246028918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3520653267643">
                <text:p>0.3520653267643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368270140303323">
                <text:p>0.368270140303323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381387815460524">
                <text:p>0.381387815460524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391042693975456">
                <text:p>0.391042693975456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396952547477012">
                <text:p>0.39695254747701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398942280401433">
                <text:p>0.39894228040143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96952547477012">
                <text:p>0.39695254747701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91042693975456">
                <text:p>0.39104269397545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81387815460524">
                <text:p>0.38138781546052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68270140303323">
                <text:p>0.36827014030332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520653267643">
                <text:p>0.352065326764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332246028918">
                <text:p>0.333224602891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12253933366761">
                <text:p>0.31225393336676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89691552761483">
                <text:p>0.28969155276148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66085249898755">
                <text:p>0.2660852498987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41970724519143">
                <text:p>0.24197072451914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17852177032551">
                <text:p>0.21785217703255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94186054983213">
                <text:p>0.19418605498321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71368592047807">
                <text:p>0.17136859204780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49727465635745">
                <text:p>0.14972746563574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29517595665892">
                <text:p>0.12951759566589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10920834679456">
                <text:p>0.11092083467945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94049077376887">
                <text:p>0.09404907737688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789501583008942">
                <text:p>0.078950158300894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656158147746766">
                <text:p>0.065615814774676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539909665131881">
                <text:p>0.053990966513188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439835959804272">
                <text:p>0.043983595980427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354745928462314">
                <text:p>0.035474592846231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283270377416012">
                <text:p>0.028327037741601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223945302948429">
                <text:p>0.022394530294842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175283004935685">
                <text:p>0.017528300493568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135829692336856">
                <text:p>0.013582969233685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104209348144226">
                <text:p>0.010420934814422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791545158297997">
                <text:p>0.0079154515829799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595253241977585">
                <text:p>0.0059525324197758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443184841193801">
                <text:p>0.004431848411938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